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45041666666667cm" style:use-optimal-column-width="true"/>
    </style:style>
    <style:style style:name="co5" style:family="table-column">
      <style:table-column-properties fo:break-before="auto" style:column-width="3.42194444444444cm"/>
    </style:style>
    <style:style style:name="co6" style:family="table-column">
      <style:table-column-properties fo:break-before="auto" style:column-width="2.13430555555556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2.55763888888889cm" style:use-optimal-column-width="true"/>
    </style:style>
    <style:style style:name="co9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12216" table:number-columns-spanned="2" table:number-rows-spanned="1" table:style-name="ce7">
            <text:p>12,216</text:p>
          </table:table-cell>
          <table:covered-table-cell/>
          <table:table-cell office:value-type="percentage" office:value="0.78812903225806452" table:style-name="ce4">
            <text:p>78.81%</text:p>
          </table:table-cell>
          <table:table-cell office:value-type="float" office:value="3853.717910936477" table:number-columns-spanned="2" table:number-rows-spanned="1" table:style-name="ce7">
            <text:p>3,854</text:p>
          </table:table-cell>
          <table:covered-table-cell/>
          <table:table-cell office:value-type="float" office:value="47077018" table:style-name="ce3">
            <text:p>47,077,018</text:p>
          </table:table-cell>
          <table:table-cell office:value-type="float" office:value="55814188" table:style-name="ce3">
            <text:p>55,814,188</text:p>
          </table:table-cell>
          <table:table-cell office:value-type="float" office:value="114976558" table:style-name="ce3">
            <text:p>114,976,5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316" table:style-name="ce3">
            <text:p>316</text:p>
          </table:table-cell>
          <table:table-cell office:value-type="float" office:value="6897" table:number-columns-spanned="2" table:number-rows-spanned="1" table:style-name="ce7">
            <text:p>6,897</text:p>
          </table:table-cell>
          <table:covered-table-cell/>
          <table:table-cell office:value-type="percentage" office:value="0.70406288280930995" table:style-name="ce4">
            <text:p>70.41%</text:p>
          </table:table-cell>
          <table:table-cell office:value-type="float" office:value="3972.2735972161809" table:number-columns-spanned="2" table:number-rows-spanned="1" table:style-name="ce7">
            <text:p>3,972</text:p>
          </table:table-cell>
          <table:covered-table-cell/>
          <table:table-cell office:value-type="float" office:value="27396771" table:style-name="ce3">
            <text:p>27,396,771</text:p>
          </table:table-cell>
          <table:table-cell office:value-type="float" office:value="76734868" table:style-name="ce3">
            <text:p>76,734,868</text:p>
          </table:table-cell>
          <table:table-cell office:value-type="float" office:value="111188510" table:style-name="ce3">
            <text:p>111,188,5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7519" table:number-columns-spanned="2" table:number-rows-spanned="1" table:style-name="ce7">
            <text:p>7,519</text:p>
          </table:table-cell>
          <table:covered-table-cell/>
          <table:table-cell office:value-type="percentage" office:value="0.74401345735206803" table:style-name="ce4">
            <text:p>74.40%</text:p>
          </table:table-cell>
          <table:table-cell office:value-type="float" office:value="3037.926585982178" table:number-columns-spanned="2" table:number-rows-spanned="1" table:style-name="ce7">
            <text:p>3,038</text:p>
          </table:table-cell>
          <table:covered-table-cell/>
          <table:table-cell office:value-type="float" office:value="22842170" table:style-name="ce3">
            <text:p>22,842,170</text:p>
          </table:table-cell>
          <table:table-cell office:value-type="float" office:value="10083972" table:style-name="ce3">
            <text:p>10,083,972</text:p>
          </table:table-cell>
          <table:table-cell office:value-type="float" office:value="35057109" table:style-name="ce3">
            <text:p>35,057,1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5" table:style-name="ce3">
            <text:p>205</text:p>
          </table:table-cell>
          <table:table-cell office:value-type="float" office:value="4133" table:number-columns-spanned="2" table:number-rows-spanned="1" table:style-name="ce7">
            <text:p>4,133</text:p>
          </table:table-cell>
          <table:covered-table-cell/>
          <table:table-cell office:value-type="percentage" office:value="0.65035405192761608" table:style-name="ce4">
            <text:p>65.04%</text:p>
          </table:table-cell>
          <table:table-cell office:value-type="float" office:value="2862.0948463585769" table:number-columns-spanned="2" table:number-rows-spanned="1" table:style-name="ce7">
            <text:p>2,862</text:p>
          </table:table-cell>
          <table:covered-table-cell/>
          <table:table-cell office:value-type="float" office:value="11829038" table:style-name="ce3">
            <text:p>11,829,038</text:p>
          </table:table-cell>
          <table:table-cell office:value-type="float" office:value="10413846" table:style-name="ce3">
            <text:p>10,413,846</text:p>
          </table:table-cell>
          <table:table-cell office:value-type="float" office:value="25674197" table:style-name="ce3">
            <text:p>25,674,1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834" table:number-columns-spanned="2" table:number-rows-spanned="1" table:style-name="ce7">
            <text:p>4,834</text:p>
          </table:table-cell>
          <table:covered-table-cell/>
          <table:table-cell office:value-type="percentage" office:value="0.74610279364099397" table:style-name="ce4">
            <text:p>74.61%</text:p>
          </table:table-cell>
          <table:table-cell office:value-type="float" office:value="2058.585022755482" table:number-columns-spanned="2" table:number-rows-spanned="1" table:style-name="ce7">
            <text:p>2,059</text:p>
          </table:table-cell>
          <table:covered-table-cell/>
          <table:table-cell office:value-type="float" office:value="9951200" table:style-name="ce3">
            <text:p>9,951,200</text:p>
          </table:table-cell>
          <table:table-cell office:value-type="float" office:value="406655" table:style-name="ce3">
            <text:p>406,655</text:p>
          </table:table-cell>
          <table:table-cell office:value-type="float" office:value="10646768" table:style-name="ce3">
            <text:p>10,646,7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1885" table:number-columns-spanned="2" table:number-rows-spanned="1" table:style-name="ce7">
            <text:p>1,885</text:p>
          </table:table-cell>
          <table:covered-table-cell/>
          <table:table-cell office:value-type="percentage" office:value="0.62687063518456931" table:style-name="ce4">
            <text:p>62.69%</text:p>
          </table:table-cell>
          <table:table-cell office:value-type="float" office:value="1600.7267904509281" table:number-columns-spanned="2" table:number-rows-spanned="1" table:style-name="ce7">
            <text:p>1,601</text:p>
          </table:table-cell>
          <table:covered-table-cell/>
          <table:table-cell office:value-type="float" office:value="3017370" table:style-name="ce3">
            <text:p>3,017,370</text:p>
          </table:table-cell>
          <table:table-cell office:value-type="float" office:value="774519" table:style-name="ce3">
            <text:p>774,519</text:p>
          </table:table-cell>
          <table:table-cell office:value-type="float" office:value="3844772" table:style-name="ce3">
            <text:p>3,844,7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2600" table:number-columns-spanned="2" table:number-rows-spanned="1" table:style-name="ce7">
            <text:p>12,600</text:p>
          </table:table-cell>
          <table:covered-table-cell/>
          <table:table-cell office:value-type="percentage" office:value="0.85031718180591176" table:style-name="ce4">
            <text:p>85.03%</text:p>
          </table:table-cell>
          <table:table-cell office:value-type="float" office:value="3603.9269841269838" table:number-columns-spanned="2" table:number-rows-spanned="1" table:style-name="ce7">
            <text:p>3,604</text:p>
          </table:table-cell>
          <table:covered-table-cell/>
          <table:table-cell office:value-type="float" office:value="45409480" table:style-name="ce3">
            <text:p>45,409,480</text:p>
          </table:table-cell>
          <table:table-cell office:value-type="float" office:value="20172774" table:style-name="ce3">
            <text:p>20,172,774</text:p>
          </table:table-cell>
          <table:table-cell office:value-type="float" office:value="71072130" table:style-name="ce3">
            <text:p>71,072,1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4565" table:number-columns-spanned="2" table:number-rows-spanned="1" table:style-name="ce7">
            <text:p>4,565</text:p>
          </table:table-cell>
          <table:covered-table-cell/>
          <table:table-cell office:value-type="percentage" office:value="0.6849212303075769" table:style-name="ce4">
            <text:p>68.49%</text:p>
          </table:table-cell>
          <table:table-cell office:value-type="float" office:value="2405.9991237677991" table:number-columns-spanned="2" table:number-rows-spanned="1" table:style-name="ce7">
            <text:p>2,406</text:p>
          </table:table-cell>
          <table:covered-table-cell/>
          <table:table-cell office:value-type="float" office:value="10983386" table:style-name="ce3">
            <text:p>10,983,386</text:p>
          </table:table-cell>
          <table:table-cell office:value-type="float" office:value="11050874" table:style-name="ce3">
            <text:p>11,050,874</text:p>
          </table:table-cell>
          <table:table-cell office:value-type="float" office:value="22724522" table:style-name="ce3">
            <text:p>22,724,5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5286" table:number-columns-spanned="2" table:number-rows-spanned="1" table:style-name="ce7">
            <text:p>5,286</text:p>
          </table:table-cell>
          <table:covered-table-cell/>
          <table:table-cell office:value-type="percentage" office:value="0.68206451612903229" table:style-name="ce4">
            <text:p>68.21%</text:p>
          </table:table-cell>
          <table:table-cell office:value-type="float" office:value="3521.1333711691259" table:number-columns-spanned="2" table:number-rows-spanned="1" table:style-name="ce7">
            <text:p>3,521</text:p>
          </table:table-cell>
          <table:covered-table-cell/>
          <table:table-cell office:value-type="float" office:value="18612711" table:style-name="ce3">
            <text:p>18,612,711</text:p>
          </table:table-cell>
          <table:table-cell office:value-type="float" office:value="42579562" table:style-name="ce3">
            <text:p>42,579,562</text:p>
          </table:table-cell>
          <table:table-cell office:value-type="float" office:value="65835281" table:style-name="ce3">
            <text:p>65,835,2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5220" table:number-columns-spanned="2" table:number-rows-spanned="1" table:style-name="ce7">
            <text:p>5,220</text:p>
          </table:table-cell>
          <table:covered-table-cell/>
          <table:table-cell office:value-type="percentage" office:value="0.5867146229065977" table:style-name="ce4">
            <text:p>58.67%</text:p>
          </table:table-cell>
          <table:table-cell office:value-type="float" office:value="1965.97662835249" table:number-columns-spanned="2" table:number-rows-spanned="1" table:style-name="ce7">
            <text:p>1,966</text:p>
          </table:table-cell>
          <table:covered-table-cell/>
          <table:table-cell office:value-type="float" office:value="10262398" table:style-name="ce3">
            <text:p>10,262,398</text:p>
          </table:table-cell>
          <table:table-cell office:value-type="float" office:value="5069080" table:style-name="ce3">
            <text:p>5,069,080</text:p>
          </table:table-cell>
          <table:table-cell office:value-type="float" office:value="17648766" table:style-name="ce3">
            <text:p>17,648,7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598" table:number-columns-spanned="2" table:number-rows-spanned="1" table:style-name="ce7">
            <text:p>4,598</text:p>
          </table:table-cell>
          <table:covered-table-cell/>
          <table:table-cell office:value-type="percentage" office:value="0.70967741935483875" table:style-name="ce4">
            <text:p>70.97%</text:p>
          </table:table-cell>
          <table:table-cell office:value-type="float" office:value="4193.3033927794704" table:number-columns-spanned="2" table:number-rows-spanned="1" table:style-name="ce7">
            <text:p>4,193</text:p>
          </table:table-cell>
          <table:covered-table-cell/>
          <table:table-cell office:value-type="float" office:value="19280809" table:style-name="ce3">
            <text:p>19,280,809</text:p>
          </table:table-cell>
          <table:table-cell office:value-type="float" office:value="12369870" table:style-name="ce3">
            <text:p>12,369,870</text:p>
          </table:table-cell>
          <table:table-cell office:value-type="float" office:value="36967749" table:style-name="ce3">
            <text:p>36,967,7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5034" table:number-columns-spanned="2" table:number-rows-spanned="1" table:style-name="ce7">
            <text:p>5,034</text:p>
          </table:table-cell>
          <table:covered-table-cell/>
          <table:table-cell office:value-type="percentage" office:value="0.66825965750696936" table:style-name="ce4">
            <text:p>66.83%</text:p>
          </table:table-cell>
          <table:table-cell office:value-type="float" office:value="2287.1559396106481" table:number-columns-spanned="2" table:number-rows-spanned="1" table:style-name="ce7">
            <text:p>2,287</text:p>
          </table:table-cell>
          <table:covered-table-cell/>
          <table:table-cell office:value-type="float" office:value="11513543" table:style-name="ce3">
            <text:p>11,513,543</text:p>
          </table:table-cell>
          <table:table-cell office:value-type="float" office:value="1262889" table:style-name="ce3">
            <text:p>1,262,889</text:p>
          </table:table-cell>
          <table:table-cell office:value-type="float" office:value="14133644" table:style-name="ce3">
            <text:p>14,133,6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6305" table:number-columns-spanned="2" table:number-rows-spanned="1" table:style-name="ce7">
            <text:p>16,305</text:p>
          </table:table-cell>
          <table:covered-table-cell/>
          <table:table-cell office:value-type="percentage" office:value="0.76448799699924985" table:style-name="ce4">
            <text:p>76.45%</text:p>
          </table:table-cell>
          <table:table-cell office:value-type="float" office:value="5435.946642134315" table:number-columns-spanned="2" table:number-rows-spanned="1" table:style-name="ce7">
            <text:p>5,436</text:p>
          </table:table-cell>
          <table:covered-table-cell/>
          <table:table-cell office:value-type="float" office:value="88633110" table:style-name="ce3">
            <text:p>88,633,110</text:p>
          </table:table-cell>
          <table:table-cell office:value-type="float" office:value="110841790" table:style-name="ce3">
            <text:p>110,841,790</text:p>
          </table:table-cell>
          <table:table-cell office:value-type="float" office:value="223211835" table:style-name="ce3">
            <text:p>223,211,8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5765" table:number-columns-spanned="2" table:number-rows-spanned="1" table:style-name="ce7">
            <text:p>5,765</text:p>
          </table:table-cell>
          <table:covered-table-cell/>
          <table:table-cell office:value-type="percentage" office:value="0.92063238581922713" table:style-name="ce4">
            <text:p>92.06%</text:p>
          </table:table-cell>
          <table:table-cell office:value-type="float" office:value="4915.0322636600176" table:number-columns-spanned="2" table:number-rows-spanned="1" table:style-name="ce7">
            <text:p>4,915</text:p>
          </table:table-cell>
          <table:covered-table-cell/>
          <table:table-cell office:value-type="float" office:value="28335161" table:style-name="ce3">
            <text:p>28,335,161</text:p>
          </table:table-cell>
          <table:table-cell office:value-type="float" office:value="24658730" table:style-name="ce3">
            <text:p>24,658,730</text:p>
          </table:table-cell>
          <table:table-cell office:value-type="float" office:value="60628513" table:style-name="ce3">
            <text:p>60,628,5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3952" table:number-columns-spanned="2" table:number-rows-spanned="1" table:style-name="ce7">
            <text:p>13,952</text:p>
          </table:table-cell>
          <table:covered-table-cell/>
          <table:table-cell office:value-type="percentage" office:value="0.7426807196848717" table:style-name="ce4">
            <text:p>74.27%</text:p>
          </table:table-cell>
          <table:table-cell office:value-type="float" office:value="3798.1651376146792" table:number-columns-spanned="2" table:number-rows-spanned="1" table:style-name="ce7">
            <text:p>3,798</text:p>
          </table:table-cell>
          <table:covered-table-cell/>
          <table:table-cell office:value-type="float" office:value="52992000" table:style-name="ce3">
            <text:p>52,992,000</text:p>
          </table:table-cell>
          <table:table-cell office:value-type="float" office:value="42178000" table:style-name="ce3">
            <text:p>42,178,000</text:p>
          </table:table-cell>
          <table:table-cell office:value-type="float" office:value="114948000" table:style-name="ce3">
            <text:p>114,948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20804" table:number-columns-spanned="2" table:number-rows-spanned="1" table:style-name="ce7">
            <text:p>20,804</text:p>
          </table:table-cell>
          <table:covered-table-cell/>
          <table:table-cell office:value-type="percentage" office:value="0.78952561669829224" table:style-name="ce4">
            <text:p>78.95%</text:p>
          </table:table-cell>
          <table:table-cell office:value-type="float" office:value="7708.0139396269951" table:number-columns-spanned="2" table:number-rows-spanned="1" table:style-name="ce7">
            <text:p>7,708</text:p>
          </table:table-cell>
          <table:covered-table-cell/>
          <table:table-cell office:value-type="float" office:value="160357522" table:style-name="ce3">
            <text:p>160,357,522</text:p>
          </table:table-cell>
          <table:table-cell office:value-type="float" office:value="122631032" table:style-name="ce3">
            <text:p>122,631,032</text:p>
          </table:table-cell>
          <table:table-cell office:value-type="float" office:value="316436234" table:style-name="ce3">
            <text:p>316,436,2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7917" table:number-columns-spanned="2" table:number-rows-spanned="1" table:style-name="ce7">
            <text:p>7,917</text:p>
          </table:table-cell>
          <table:covered-table-cell/>
          <table:table-cell office:value-type="percentage" office:value="0.7445687952600395" table:style-name="ce4">
            <text:p>74.46%</text:p>
          </table:table-cell>
          <table:table-cell office:value-type="float" office:value="4600.9508652267277" table:number-columns-spanned="2" table:number-rows-spanned="1" table:style-name="ce7">
            <text:p>4,601</text:p>
          </table:table-cell>
          <table:covered-table-cell/>
          <table:table-cell office:value-type="float" office:value="36425728" table:style-name="ce3">
            <text:p>36,425,728</text:p>
          </table:table-cell>
          <table:table-cell office:value-type="float" office:value="17823900" table:style-name="ce3">
            <text:p>17,823,900</text:p>
          </table:table-cell>
          <table:table-cell office:value-type="float" office:value="60243972" table:style-name="ce3">
            <text:p>60,243,9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3293" table:number-columns-spanned="2" table:number-rows-spanned="1" table:style-name="ce7">
            <text:p>13,293</text:p>
          </table:table-cell>
          <table:covered-table-cell/>
          <table:table-cell office:value-type="percentage" office:value="0.79703801415037778" table:style-name="ce4">
            <text:p>79.70%</text:p>
          </table:table-cell>
          <table:table-cell office:value-type="float" office:value="5780.4761904761908" table:number-columns-spanned="2" table:number-rows-spanned="1" table:style-name="ce7">
            <text:p>5,780</text:p>
          </table:table-cell>
          <table:covered-table-cell/>
          <table:table-cell office:value-type="float" office:value="76839870" table:style-name="ce3">
            <text:p>76,839,870</text:p>
          </table:table-cell>
          <table:table-cell office:value-type="float" office:value="144388236" table:style-name="ce3">
            <text:p>144,388,236</text:p>
          </table:table-cell>
          <table:table-cell office:value-type="float" office:value="289409876" table:style-name="ce3">
            <text:p>289,409,8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9091" table:number-columns-spanned="2" table:number-rows-spanned="1" table:style-name="ce7">
            <text:p>9,091</text:p>
          </table:table-cell>
          <table:covered-table-cell/>
          <table:table-cell office:value-type="percentage" office:value="0.69823348694316434" table:style-name="ce4">
            <text:p>69.82%</text:p>
          </table:table-cell>
          <table:table-cell office:value-type="float" office:value="6196.5919040809586" table:number-columns-spanned="2" table:number-rows-spanned="1" table:style-name="ce7">
            <text:p>6,197</text:p>
          </table:table-cell>
          <table:covered-table-cell/>
          <table:table-cell office:value-type="float" office:value="56333217" table:style-name="ce3">
            <text:p>56,333,217</text:p>
          </table:table-cell>
          <table:table-cell office:value-type="float" office:value="57651454" table:style-name="ce3">
            <text:p>57,651,454</text:p>
          </table:table-cell>
          <table:table-cell office:value-type="float" office:value="130886457" table:style-name="ce3">
            <text:p>130,886,4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7319" table:number-columns-spanned="2" table:number-rows-spanned="1" table:style-name="ce7">
            <text:p>7,319</text:p>
          </table:table-cell>
          <table:covered-table-cell/>
          <table:table-cell office:value-type="percentage" office:value="0.88095811266249402" table:style-name="ce4">
            <text:p>88.10%</text:p>
          </table:table-cell>
          <table:table-cell office:value-type="float" office:value="2373.6019948080339" table:number-columns-spanned="2" table:number-rows-spanned="1" table:style-name="ce7">
            <text:p>2,374</text:p>
          </table:table-cell>
          <table:covered-table-cell/>
          <table:table-cell office:value-type="float" office:value="17372393" table:style-name="ce3">
            <text:p>17,372,393</text:p>
          </table:table-cell>
          <table:table-cell office:value-type="float" office:value="28840912" table:style-name="ce3">
            <text:p>28,840,912</text:p>
          </table:table-cell>
          <table:table-cell office:value-type="float" office:value="50024702" table:style-name="ce3">
            <text:p>50,024,7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559" table:number-columns-spanned="2" table:number-rows-spanned="1" table:style-name="ce7">
            <text:p>5,559</text:p>
          </table:table-cell>
          <table:covered-table-cell/>
          <table:table-cell office:value-type="percentage" office:value="0.88336246623232162" table:style-name="ce4">
            <text:p>88.34%</text:p>
          </table:table-cell>
          <table:table-cell office:value-type="float" office:value="2401.5641302392519" table:number-columns-spanned="2" table:number-rows-spanned="1" table:style-name="ce7">
            <text:p>2,402</text:p>
          </table:table-cell>
          <table:covered-table-cell/>
          <table:table-cell office:value-type="float" office:value="13350295" table:style-name="ce3">
            <text:p>13,350,295</text:p>
          </table:table-cell>
          <table:table-cell office:value-type="float" office:value="6795346" table:style-name="ce3">
            <text:p>6,795,346</text:p>
          </table:table-cell>
          <table:table-cell office:value-type="float" office:value="26654009" table:style-name="ce3">
            <text:p>26,654,0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4117" table:number-columns-spanned="2" table:number-rows-spanned="1" table:style-name="ce7">
            <text:p>4,117</text:p>
          </table:table-cell>
          <table:covered-table-cell/>
          <table:table-cell office:value-type="percentage" office:value="0.8300403225806452" table:style-name="ce4">
            <text:p>83.00%</text:p>
          </table:table-cell>
          <table:table-cell office:value-type="float" office:value="9582.4996356570318" table:number-columns-spanned="2" table:number-rows-spanned="1" table:style-name="ce7">
            <text:p>9,582</text:p>
          </table:table-cell>
          <table:covered-table-cell/>
          <table:table-cell office:value-type="float" office:value="39451151" table:style-name="ce3">
            <text:p>39,451,151</text:p>
          </table:table-cell>
          <table:table-cell office:value-type="float" office:value="66157126" table:style-name="ce3">
            <text:p>66,157,126</text:p>
          </table:table-cell>
          <table:table-cell office:value-type="float" office:value="122037523" table:style-name="ce3">
            <text:p>122,037,5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11216" table:number-columns-spanned="2" table:number-rows-spanned="1" table:style-name="ce7">
            <text:p>11,216</text:p>
          </table:table-cell>
          <table:covered-table-cell/>
          <table:table-cell office:value-type="percentage" office:value="0.89334926324173636" table:style-name="ce4">
            <text:p>89.33%</text:p>
          </table:table-cell>
          <table:table-cell office:value-type="float" office:value="9113.9032631954342" table:number-columns-spanned="2" table:number-rows-spanned="1" table:style-name="ce7">
            <text:p>9,114</text:p>
          </table:table-cell>
          <table:covered-table-cell/>
          <table:table-cell office:value-type="float" office:value="102221539" table:style-name="ce3">
            <text:p>102,221,539</text:p>
          </table:table-cell>
          <table:table-cell office:value-type="float" office:value="57481570" table:style-name="ce3">
            <text:p>57,481,570</text:p>
          </table:table-cell>
          <table:table-cell office:value-type="float" office:value="179859995" table:style-name="ce3">
            <text:p>179,859,9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8795" table:number-columns-spanned="2" table:number-rows-spanned="1" table:style-name="ce7">
            <text:p>8,795</text:p>
          </table:table-cell>
          <table:covered-table-cell/>
          <table:table-cell office:value-type="percentage" office:value="0.8921687969162102" table:style-name="ce4">
            <text:p>89.22%</text:p>
          </table:table-cell>
          <table:table-cell office:value-type="float" office:value="6612.4881182490053" table:number-columns-spanned="2" table:number-rows-spanned="1" table:style-name="ce7">
            <text:p>6,612</text:p>
          </table:table-cell>
          <table:covered-table-cell/>
          <table:table-cell office:value-type="float" office:value="58156833" table:style-name="ce3">
            <text:p>58,156,833</text:p>
          </table:table-cell>
          <table:table-cell office:value-type="float" office:value="64214140" table:style-name="ce3">
            <text:p>64,214,140</text:p>
          </table:table-cell>
          <table:table-cell office:value-type="float" office:value="161067954" table:style-name="ce3">
            <text:p>161,067,9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983" table:number-columns-spanned="2" table:number-rows-spanned="1" table:style-name="ce7">
            <text:p>2,983</text:p>
          </table:table-cell>
          <table:covered-table-cell/>
          <table:table-cell office:value-type="percentage" office:value="0.65908086610693772" table:style-name="ce4">
            <text:p>65.91%</text:p>
          </table:table-cell>
          <table:table-cell office:value-type="float" office:value="6555.4884344619513" table:number-columns-spanned="2" table:number-rows-spanned="1" table:style-name="ce7">
            <text:p>6,555</text:p>
          </table:table-cell>
          <table:covered-table-cell/>
          <table:table-cell office:value-type="float" office:value="19555022" table:style-name="ce3">
            <text:p>19,555,022</text:p>
          </table:table-cell>
          <table:table-cell office:value-type="float" office:value="62281293" table:style-name="ce3">
            <text:p>62,281,293</text:p>
          </table:table-cell>
          <table:table-cell office:value-type="float" office:value="86878033" table:style-name="ce3">
            <text:p>86,878,0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461" table:number-columns-spanned="2" table:number-rows-spanned="1" table:style-name="ce7">
            <text:p>461</text:p>
          </table:table-cell>
          <table:covered-table-cell/>
          <table:table-cell office:value-type="percentage" office:value="0.37177419354838709" table:style-name="ce4">
            <text:p>37.18%</text:p>
          </table:table-cell>
          <table:table-cell office:value-type="float" office:value="2298.1540130151839" table:number-columns-spanned="2" table:number-rows-spanned="1" table:style-name="ce7">
            <text:p>2,298</text:p>
          </table:table-cell>
          <table:covered-table-cell/>
          <table:table-cell office:value-type="float" office:value="1059449" table:style-name="ce3">
            <text:p>1,059,449</text:p>
          </table:table-cell>
          <table:table-cell office:value-type="float" office:value="0" table:style-name="ce3">
            <text:p>0</text:p>
          </table:table-cell>
          <table:table-cell office:value-type="float" office:value="1059449" table:style-name="ce3">
            <text:p>1,059,4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6422" table:number-columns-spanned="2" table:number-rows-spanned="1" table:style-name="ce7">
            <text:p>6,422</text:p>
          </table:table-cell>
          <table:covered-table-cell/>
          <table:table-cell office:value-type="percentage" office:value="0.92071684587813618" table:style-name="ce4">
            <text:p>92.07%</text:p>
          </table:table-cell>
          <table:table-cell office:value-type="float" office:value="3051.082061663034" table:number-columns-spanned="2" table:number-rows-spanned="1" table:style-name="ce7">
            <text:p>3,051</text:p>
          </table:table-cell>
          <table:covered-table-cell/>
          <table:table-cell office:value-type="float" office:value="19594049" table:style-name="ce3">
            <text:p>19,594,049</text:p>
          </table:table-cell>
          <table:table-cell office:value-type="float" office:value="19438514" table:style-name="ce3">
            <text:p>19,438,514</text:p>
          </table:table-cell>
          <table:table-cell office:value-type="float" office:value="41302830" table:style-name="ce3">
            <text:p>41,302,8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5062" table:number-columns-spanned="2" table:number-rows-spanned="1" table:style-name="ce7">
            <text:p>5,062</text:p>
          </table:table-cell>
          <table:covered-table-cell/>
          <table:table-cell office:value-type="percentage" office:value="0.70995792426367466" table:style-name="ce4">
            <text:p>71.00%</text:p>
          </table:table-cell>
          <table:table-cell office:value-type="float" office:value="1333.6432240221261" table:number-columns-spanned="2" table:number-rows-spanned="1" table:style-name="ce7">
            <text:p>1,334</text:p>
          </table:table-cell>
          <table:covered-table-cell/>
          <table:table-cell office:value-type="float" office:value="6750902" table:style-name="ce3">
            <text:p>6,750,902</text:p>
          </table:table-cell>
          <table:table-cell office:value-type="float" office:value="8060049" table:style-name="ce3">
            <text:p>8,060,049</text:p>
          </table:table-cell>
          <table:table-cell office:value-type="float" office:value="15281833" table:style-name="ce3">
            <text:p>15,281,8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4182" table:number-columns-spanned="2" table:number-rows-spanned="1" table:style-name="ce7">
            <text:p>4,182</text:p>
          </table:table-cell>
          <table:covered-table-cell/>
          <table:table-cell office:value-type="percentage" office:value="0.76649560117302051" table:style-name="ce4">
            <text:p>76.65%</text:p>
          </table:table-cell>
          <table:table-cell office:value-type="float" office:value="1556.6786226685799" table:number-columns-spanned="2" table:number-rows-spanned="1" table:style-name="ce7">
            <text:p>1,557</text:p>
          </table:table-cell>
          <table:covered-table-cell/>
          <table:table-cell office:value-type="float" office:value="6510030" table:style-name="ce3">
            <text:p>6,510,030</text:p>
          </table:table-cell>
          <table:table-cell office:value-type="float" office:value="3217254" table:style-name="ce3">
            <text:p>3,217,254</text:p>
          </table:table-cell>
          <table:table-cell office:value-type="float" office:value="29332683" table:style-name="ce3">
            <text:p>29,332,6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362" table:number-columns-spanned="2" table:number-rows-spanned="1" table:style-name="ce7">
            <text:p>3,362</text:p>
          </table:table-cell>
          <table:covered-table-cell/>
          <table:table-cell office:value-type="percentage" office:value="0.72301075268817205" table:style-name="ce4">
            <text:p>72.30%</text:p>
          </table:table-cell>
          <table:table-cell office:value-type="float" office:value="2793.000297441999" table:number-columns-spanned="2" table:number-rows-spanned="1" table:style-name="ce7">
            <text:p>2,793</text:p>
          </table:table-cell>
          <table:covered-table-cell/>
          <table:table-cell office:value-type="float" office:value="9390067" table:style-name="ce3">
            <text:p>9,390,067</text:p>
          </table:table-cell>
          <table:table-cell office:value-type="float" office:value="6083210" table:style-name="ce3">
            <text:p>6,083,210</text:p>
          </table:table-cell>
          <table:table-cell office:value-type="float" office:value="15966009" table:style-name="ce3">
            <text:p>15,966,0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5">
            <text:p>洛碁大飯店花華本館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852" table:number-columns-spanned="2" table:number-rows-spanned="1" table:style-name="ce7">
            <text:p>2,852</text:p>
          </table:table-cell>
          <table:covered-table-cell/>
          <table:table-cell office:value-type="percentage" office:value="0.8214285714285714" table:style-name="ce4">
            <text:p>82.14%</text:p>
          </table:table-cell>
          <table:table-cell office:value-type="float" office:value="1781.2166900420759" table:number-columns-spanned="2" table:number-rows-spanned="1" table:style-name="ce7">
            <text:p>1,781</text:p>
          </table:table-cell>
          <table:covered-table-cell/>
          <table:table-cell office:value-type="float" office:value="5080030" table:style-name="ce3">
            <text:p>5,080,030</text:p>
          </table:table-cell>
          <table:table-cell office:value-type="float" office:value="0" table:style-name="ce3">
            <text:p>0</text:p>
          </table:table-cell>
          <table:table-cell office:value-type="float" office:value="5080030" table:style-name="ce3">
            <text:p>5,080,0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1911" table:number-columns-spanned="2" table:number-rows-spanned="1" table:style-name="ce7">
            <text:p>1,911</text:p>
          </table:table-cell>
          <table:covered-table-cell/>
          <table:table-cell office:value-type="percentage" office:value="0.55040322580645162" table:style-name="ce4">
            <text:p>55.04%</text:p>
          </table:table-cell>
          <table:table-cell office:value-type="float" office:value="3026.8205128205132" table:number-columns-spanned="2" table:number-rows-spanned="1" table:style-name="ce7">
            <text:p>3,027</text:p>
          </table:table-cell>
          <table:covered-table-cell/>
          <table:table-cell office:value-type="float" office:value="5784254" table:style-name="ce3">
            <text:p>5,784,254</text:p>
          </table:table-cell>
          <table:table-cell office:value-type="float" office:value="4783128" table:style-name="ce3">
            <text:p>4,783,128</text:p>
          </table:table-cell>
          <table:table-cell office:value-type="float" office:value="11884049" table:style-name="ce3">
            <text:p>11,884,0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2688" table:number-columns-spanned="2" table:number-rows-spanned="1" table:style-name="ce7">
            <text:p>2,688</text:p>
          </table:table-cell>
          <table:covered-table-cell/>
          <table:table-cell office:value-type="percentage" office:value="0.72258064516129028" table:style-name="ce4">
            <text:p>72.26%</text:p>
          </table:table-cell>
          <table:table-cell office:value-type="float" office:value="3052.2325148809518" table:number-columns-spanned="2" table:number-rows-spanned="1" table:style-name="ce7">
            <text:p>3,052</text:p>
          </table:table-cell>
          <table:covered-table-cell/>
          <table:table-cell office:value-type="float" office:value="8204401" table:style-name="ce3">
            <text:p>8,204,401</text:p>
          </table:table-cell>
          <table:table-cell office:value-type="float" office:value="10235927" table:style-name="ce3">
            <text:p>10,235,927</text:p>
          </table:table-cell>
          <table:table-cell office:value-type="float" office:value="19662426" table:style-name="ce3">
            <text:p>19,662,4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3038" table:number-columns-spanned="2" table:number-rows-spanned="1" table:style-name="ce7">
            <text:p>3,038</text:p>
          </table:table-cell>
          <table:covered-table-cell/>
          <table:table-cell office:value-type="percentage" office:value="0.75968992248062017" table:style-name="ce4">
            <text:p>75.97%</text:p>
          </table:table-cell>
          <table:table-cell office:value-type="float" office:value="3000.2626728110599" table:number-columns-spanned="2" table:number-rows-spanned="1" table:style-name="ce7">
            <text:p>3,000</text:p>
          </table:table-cell>
          <table:covered-table-cell/>
          <table:table-cell office:value-type="float" office:value="9114798" table:style-name="ce3">
            <text:p>9,114,798</text:p>
          </table:table-cell>
          <table:table-cell office:value-type="float" office:value="2402228" table:style-name="ce3">
            <text:p>2,402,228</text:p>
          </table:table-cell>
          <table:table-cell office:value-type="float" office:value="12170428" table:style-name="ce3">
            <text:p>12,170,4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6961" table:number-columns-spanned="2" table:number-rows-spanned="1" table:style-name="ce7">
            <text:p>6,961</text:p>
          </table:table-cell>
          <table:covered-table-cell/>
          <table:table-cell office:value-type="percentage" office:value="0.78513422061809157" table:style-name="ce4">
            <text:p>78.51%</text:p>
          </table:table-cell>
          <table:table-cell office:value-type="float" office:value="5081.4183306996119" table:number-columns-spanned="2" table:number-rows-spanned="1" table:style-name="ce7">
            <text:p>5,081</text:p>
          </table:table-cell>
          <table:covered-table-cell/>
          <table:table-cell office:value-type="float" office:value="35371753" table:style-name="ce3">
            <text:p>35,371,753</text:p>
          </table:table-cell>
          <table:table-cell office:value-type="float" office:value="54877583" table:style-name="ce3">
            <text:p>54,877,583</text:p>
          </table:table-cell>
          <table:table-cell office:value-type="float" office:value="94774283" table:style-name="ce3">
            <text:p>94,774,2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6688" table:number-columns-spanned="2" table:number-rows-spanned="1" table:style-name="ce7">
            <text:p>6,688</text:p>
          </table:table-cell>
          <table:covered-table-cell/>
          <table:table-cell office:value-type="percentage" office:value="0.89519475304510776" table:style-name="ce4">
            <text:p>89.52%</text:p>
          </table:table-cell>
          <table:table-cell office:value-type="float" office:value="2382.6356160287078" table:number-columns-spanned="2" table:number-rows-spanned="1" table:style-name="ce7">
            <text:p>2,383</text:p>
          </table:table-cell>
          <table:covered-table-cell/>
          <table:table-cell office:value-type="float" office:value="15935067" table:style-name="ce3">
            <text:p>15,935,067</text:p>
          </table:table-cell>
          <table:table-cell office:value-type="float" office:value="19619704" table:style-name="ce3">
            <text:p>19,619,704</text:p>
          </table:table-cell>
          <table:table-cell office:value-type="float" office:value="39051824" table:style-name="ce3">
            <text:p>39,051,8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372" table:number-columns-spanned="2" table:number-rows-spanned="1" table:style-name="ce7">
            <text:p>1,372</text:p>
          </table:table-cell>
          <table:covered-table-cell/>
          <table:table-cell office:value-type="percentage" office:value="0.49175627240143371" table:style-name="ce4">
            <text:p>49.18%</text:p>
          </table:table-cell>
          <table:table-cell office:value-type="float" office:value="5489.1435860058309" table:number-columns-spanned="2" table:number-rows-spanned="1" table:style-name="ce7">
            <text:p>5,489</text:p>
          </table:table-cell>
          <table:covered-table-cell/>
          <table:table-cell office:value-type="float" office:value="7531105" table:style-name="ce3">
            <text:p>7,531,105</text:p>
          </table:table-cell>
          <table:table-cell office:value-type="float" office:value="6622492" table:style-name="ce3">
            <text:p>6,622,492</text:p>
          </table:table-cell>
          <table:table-cell office:value-type="float" office:value="17870559" table:style-name="ce3">
            <text:p>17,870,5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203" table:number-columns-spanned="2" table:number-rows-spanned="1" table:style-name="ce7">
            <text:p>1,203</text:p>
          </table:table-cell>
          <table:covered-table-cell/>
          <table:table-cell office:value-type="percentage" office:value="0.58797653958944285" table:style-name="ce4">
            <text:p>58.80%</text:p>
          </table:table-cell>
          <table:table-cell office:value-type="float" office:value="12788.14048212801" table:number-columns-spanned="2" table:number-rows-spanned="1" table:style-name="ce7">
            <text:p>12,788</text:p>
          </table:table-cell>
          <table:covered-table-cell/>
          <table:table-cell office:value-type="float" office:value="15384133" table:style-name="ce3">
            <text:p>15,384,133</text:p>
          </table:table-cell>
          <table:table-cell office:value-type="float" office:value="7187894" table:style-name="ce3">
            <text:p>7,187,894</text:p>
          </table:table-cell>
          <table:table-cell office:value-type="float" office:value="26533536" table:style-name="ce3">
            <text:p>26,533,5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6154" table:number-columns-spanned="2" table:number-rows-spanned="1" table:style-name="ce7">
            <text:p>6,154</text:p>
          </table:table-cell>
          <table:covered-table-cell/>
          <table:table-cell office:value-type="percentage" office:value="0.84474948524365134" table:style-name="ce4">
            <text:p>84.47%</text:p>
          </table:table-cell>
          <table:table-cell office:value-type="float" office:value="6659.610334741631" table:number-columns-spanned="2" table:number-rows-spanned="1" table:style-name="ce7">
            <text:p>6,660</text:p>
          </table:table-cell>
          <table:covered-table-cell/>
          <table:table-cell office:value-type="float" office:value="40983242" table:style-name="ce3">
            <text:p>40,983,242</text:p>
          </table:table-cell>
          <table:table-cell office:value-type="float" office:value="24196037" table:style-name="ce3">
            <text:p>24,196,037</text:p>
          </table:table-cell>
          <table:table-cell office:value-type="float" office:value="71705521" table:style-name="ce3">
            <text:p>71,705,5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786" table:number-columns-spanned="2" table:number-rows-spanned="1" table:style-name="ce7">
            <text:p>786</text:p>
          </table:table-cell>
          <table:covered-table-cell/>
          <table:table-cell office:value-type="percentage" office:value="0.50709677419354837" table:style-name="ce4">
            <text:p>50.71%</text:p>
          </table:table-cell>
          <table:table-cell office:value-type="float" office:value="4729.7251908396947" table:number-columns-spanned="2" table:number-rows-spanned="1" table:style-name="ce7">
            <text:p>4,730</text:p>
          </table:table-cell>
          <table:covered-table-cell/>
          <table:table-cell office:value-type="float" office:value="3717564" table:style-name="ce3">
            <text:p>3,717,564</text:p>
          </table:table-cell>
          <table:table-cell office:value-type="float" office:value="2393203" table:style-name="ce3">
            <text:p>2,393,203</text:p>
          </table:table-cell>
          <table:table-cell office:value-type="float" office:value="7306386" table:style-name="ce3">
            <text:p>7,306,3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624" table:number-columns-spanned="2" table:number-rows-spanned="1" table:style-name="ce7">
            <text:p>1,624</text:p>
          </table:table-cell>
          <table:covered-table-cell/>
          <table:table-cell office:value-type="percentage" office:value="0.93548387096774188" table:style-name="ce4">
            <text:p>93.55%</text:p>
          </table:table-cell>
          <table:table-cell office:value-type="float" office:value="2549.8189655172409" table:number-columns-spanned="2" table:number-rows-spanned="1" table:style-name="ce7">
            <text:p>2,550</text:p>
          </table:table-cell>
          <table:covered-table-cell/>
          <table:table-cell office:value-type="float" office:value="4140906" table:style-name="ce3">
            <text:p>4,140,906</text:p>
          </table:table-cell>
          <table:table-cell office:value-type="float" office:value="351437" table:style-name="ce3">
            <text:p>351,437</text:p>
          </table:table-cell>
          <table:table-cell office:value-type="float" office:value="4712206" table:style-name="ce3">
            <text:p>4,712,2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2527" table:number-columns-spanned="2" table:number-rows-spanned="1" table:style-name="ce7">
            <text:p>2,527</text:p>
          </table:table-cell>
          <table:covered-table-cell/>
          <table:table-cell office:value-type="percentage" office:value="0.80709038645800069" table:style-name="ce4">
            <text:p>80.71%</text:p>
          </table:table-cell>
          <table:table-cell office:value-type="float" office:value="3987.2833399287688" table:number-columns-spanned="2" table:number-rows-spanned="1" table:style-name="ce7">
            <text:p>3,987</text:p>
          </table:table-cell>
          <table:covered-table-cell/>
          <table:table-cell office:value-type="float" office:value="10075865" table:style-name="ce3">
            <text:p>10,075,865</text:p>
          </table:table-cell>
          <table:table-cell office:value-type="float" office:value="4203829" table:style-name="ce3">
            <text:p>4,203,829</text:p>
          </table:table-cell>
          <table:table-cell office:value-type="float" office:value="15784706" table:style-name="ce3">
            <text:p>15,784,7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459" table:number-columns-spanned="2" table:number-rows-spanned="1" table:style-name="ce7">
            <text:p>2,459</text:p>
          </table:table-cell>
          <table:covered-table-cell/>
          <table:table-cell office:value-type="percentage" office:value="0.90139296187683282" table:style-name="ce4">
            <text:p>90.14%</text:p>
          </table:table-cell>
          <table:table-cell office:value-type="float" office:value="4346.279381862546" table:number-columns-spanned="2" table:number-rows-spanned="1" table:style-name="ce7">
            <text:p>4,346</text:p>
          </table:table-cell>
          <table:covered-table-cell/>
          <table:table-cell office:value-type="float" office:value="10687501" table:style-name="ce3">
            <text:p>10,687,501</text:p>
          </table:table-cell>
          <table:table-cell office:value-type="float" office:value="926954" table:style-name="ce3">
            <text:p>926,954</text:p>
          </table:table-cell>
          <table:table-cell office:value-type="float" office:value="12984153" table:style-name="ce3">
            <text:p>12,984,1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2016" table:number-columns-spanned="2" table:number-rows-spanned="1" table:style-name="ce7">
            <text:p>2,016</text:p>
          </table:table-cell>
          <table:covered-table-cell/>
          <table:table-cell office:value-type="percentage" office:value="0.4364581078155445" table:style-name="ce4">
            <text:p>43.65%</text:p>
          </table:table-cell>
          <table:table-cell office:value-type="float" office:value="3536" table:number-columns-spanned="2" table:number-rows-spanned="1" table:style-name="ce7">
            <text:p>3,536</text:p>
          </table:table-cell>
          <table:covered-table-cell/>
          <table:table-cell office:value-type="float" office:value="7128576" table:style-name="ce3">
            <text:p>7,128,576</text:p>
          </table:table-cell>
          <table:table-cell office:value-type="float" office:value="153994" table:style-name="ce3">
            <text:p>153,994</text:p>
          </table:table-cell>
          <table:table-cell office:value-type="float" office:value="8560442" table:style-name="ce3">
            <text:p>8,560,4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6319" table:number-columns-spanned="2" table:number-rows-spanned="1" table:style-name="ce7">
            <text:p>6,319</text:p>
          </table:table-cell>
          <table:covered-table-cell/>
          <table:table-cell office:value-type="percentage" office:value="0.75776471999040651" table:style-name="ce4">
            <text:p>75.78%</text:p>
          </table:table-cell>
          <table:table-cell office:value-type="float" office:value="1290.5608482354801" table:number-columns-spanned="2" table:number-rows-spanned="1" table:style-name="ce7">
            <text:p>1,291</text:p>
          </table:table-cell>
          <table:covered-table-cell/>
          <table:table-cell office:value-type="float" office:value="8155054" table:style-name="ce3">
            <text:p>8,155,054</text:p>
          </table:table-cell>
          <table:table-cell office:value-type="float" office:value="3830270" table:style-name="ce3">
            <text:p>3,830,270</text:p>
          </table:table-cell>
          <table:table-cell office:value-type="float" office:value="12554246" table:style-name="ce3">
            <text:p>12,554,2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5">
            <text:p>華王大飯店</text:p>
          </table:table-cell>
          <table:table-cell office:value-type="string" table:style-name="ce5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3793" table:number-columns-spanned="2" table:number-rows-spanned="1" table:style-name="ce7">
            <text:p>3,793</text:p>
          </table:table-cell>
          <table:covered-table-cell/>
          <table:table-cell office:value-type="percentage" office:value="0.41196915390463779" table:style-name="ce4">
            <text:p>41.20%</text:p>
          </table:table-cell>
          <table:table-cell office:value-type="float" office:value="1258.817295017137" table:number-columns-spanned="2" table:number-rows-spanned="1" table:style-name="ce7">
            <text:p>1,259</text:p>
          </table:table-cell>
          <table:covered-table-cell/>
          <table:table-cell office:value-type="float" office:value="4774694" table:style-name="ce3">
            <text:p>4,774,694</text:p>
          </table:table-cell>
          <table:table-cell office:value-type="float" office:value="2968336" table:style-name="ce3">
            <text:p>2,968,336</text:p>
          </table:table-cell>
          <table:table-cell office:value-type="float" office:value="7851351" table:style-name="ce3">
            <text:p>7,851,3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11855" table:number-columns-spanned="2" table:number-rows-spanned="1" table:style-name="ce7">
            <text:p>11,855</text:p>
          </table:table-cell>
          <table:covered-table-cell/>
          <table:table-cell office:value-type="percentage" office:value="0.84419283628854236" table:style-name="ce4">
            <text:p>84.42%</text:p>
          </table:table-cell>
          <table:table-cell office:value-type="float" office:value="1959.3626318009281" table:number-columns-spanned="2" table:number-rows-spanned="1" table:style-name="ce7">
            <text:p>1,959</text:p>
          </table:table-cell>
          <table:covered-table-cell/>
          <table:table-cell office:value-type="float" office:value="23228244" table:style-name="ce3">
            <text:p>23,228,244</text:p>
          </table:table-cell>
          <table:table-cell office:value-type="float" office:value="32737809" table:style-name="ce3">
            <text:p>32,737,809</text:p>
          </table:table-cell>
          <table:table-cell office:value-type="float" office:value="58114242" table:style-name="ce3">
            <text:p>58,114,2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2133" table:number-columns-spanned="2" table:number-rows-spanned="1" table:style-name="ce7">
            <text:p>12,133</text:p>
          </table:table-cell>
          <table:covered-table-cell/>
          <table:table-cell office:value-type="percentage" office:value="0.73156466686765154" table:style-name="ce4">
            <text:p>73.16%</text:p>
          </table:table-cell>
          <table:table-cell office:value-type="float" office:value="2860.210994807549" table:number-columns-spanned="2" table:number-rows-spanned="1" table:style-name="ce7">
            <text:p>2,860</text:p>
          </table:table-cell>
          <table:covered-table-cell/>
          <table:table-cell office:value-type="float" office:value="34702940" table:style-name="ce3">
            <text:p>34,702,940</text:p>
          </table:table-cell>
          <table:table-cell office:value-type="float" office:value="67395454" table:style-name="ce3">
            <text:p>67,395,454</text:p>
          </table:table-cell>
          <table:table-cell office:value-type="float" office:value="116452894" table:style-name="ce3">
            <text:p>116,452,8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6263" table:number-columns-spanned="2" table:number-rows-spanned="1" table:style-name="ce7">
            <text:p>6,263</text:p>
          </table:table-cell>
          <table:covered-table-cell/>
          <table:table-cell office:value-type="percentage" office:value="0.74550648732293778" table:style-name="ce4">
            <text:p>74.55%</text:p>
          </table:table-cell>
          <table:table-cell office:value-type="float" office:value="2092.4920964394059" table:number-columns-spanned="2" table:number-rows-spanned="1" table:style-name="ce7">
            <text:p>2,092</text:p>
          </table:table-cell>
          <table:covered-table-cell/>
          <table:table-cell office:value-type="float" office:value="13105278" table:style-name="ce3">
            <text:p>13,105,278</text:p>
          </table:table-cell>
          <table:table-cell office:value-type="float" office:value="19554085" table:style-name="ce3">
            <text:p>19,554,085</text:p>
          </table:table-cell>
          <table:table-cell office:value-type="float" office:value="35672468" table:style-name="ce3">
            <text:p>35,672,4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君鴻國際酒店</text:p>
          </table:table-cell>
          <table:covered-table-cell table:number-columns-repeated="4"/>
          <table:table-cell office:value-type="string" office:string-value="君鴻國際酒店" table:formula="of:=SUBSTITUTE([.A51];&quot;*&quot;;&quot;&quot;)" table:style-name="ce5">
            <text:p>君鴻國際酒店</text:p>
          </table:table-cell>
          <table:table-cell office:value-type="string" table:style-name="ce5">
            <text:p>Kaohsiung</text:p>
          </table:table-cell>
          <table:table-cell office:value-type="float" office:value="585" table:style-name="ce3">
            <text:p>585</text:p>
          </table:table-cell>
          <table:table-cell office:value-type="float" office:value="12318" table:number-columns-spanned="2" table:number-rows-spanned="1" table:style-name="ce7">
            <text:p>12,318</text:p>
          </table:table-cell>
          <table:covered-table-cell/>
          <table:table-cell office:value-type="percentage" office:value="0.67923904052936313" table:style-name="ce4">
            <text:p>67.92%</text:p>
          </table:table-cell>
          <table:table-cell office:value-type="float" office:value="2189.326919954538" table:number-columns-spanned="2" table:number-rows-spanned="1" table:style-name="ce7">
            <text:p>2,189</text:p>
          </table:table-cell>
          <table:covered-table-cell/>
          <table:table-cell office:value-type="float" office:value="26968129" table:style-name="ce3">
            <text:p>26,968,129</text:p>
          </table:table-cell>
          <table:table-cell office:value-type="float" office:value="23330850" table:style-name="ce3">
            <text:p>23,330,850</text:p>
          </table:table-cell>
          <table:table-cell office:value-type="float" office:value="60204241" table:style-name="ce3">
            <text:p>60,204,2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2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8126" table:number-columns-spanned="2" table:number-rows-spanned="1" table:style-name="ce7">
            <text:p>8,126</text:p>
          </table:table-cell>
          <table:covered-table-cell/>
          <table:table-cell office:value-type="percentage" office:value="0.68981324278438028" table:style-name="ce4">
            <text:p>68.98%</text:p>
          </table:table-cell>
          <table:table-cell office:value-type="float" office:value="1821.696406596111" table:number-columns-spanned="2" table:number-rows-spanned="1" table:style-name="ce7">
            <text:p>1,822</text:p>
          </table:table-cell>
          <table:covered-table-cell/>
          <table:table-cell office:value-type="float" office:value="14803105" table:style-name="ce3">
            <text:p>14,803,105</text:p>
          </table:table-cell>
          <table:table-cell office:value-type="float" office:value="12653944" table:style-name="ce3">
            <text:p>12,653,944</text:p>
          </table:table-cell>
          <table:table-cell office:value-type="float" office:value="28756146" table:style-name="ce3">
            <text:p>28,756,1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3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4008" table:number-columns-spanned="2" table:number-rows-spanned="1" table:style-name="ce7">
            <text:p>4,008</text:p>
          </table:table-cell>
          <table:covered-table-cell/>
          <table:table-cell office:value-type="percentage" office:value="0.65298142717497554" table:style-name="ce4">
            <text:p>65.30%</text:p>
          </table:table-cell>
          <table:table-cell office:value-type="float" office:value="2165.061626746507" table:number-columns-spanned="2" table:number-rows-spanned="1" table:style-name="ce7">
            <text:p>2,165</text:p>
          </table:table-cell>
          <table:covered-table-cell/>
          <table:table-cell office:value-type="float" office:value="8677567" table:style-name="ce3">
            <text:p>8,677,567</text:p>
          </table:table-cell>
          <table:table-cell office:value-type="float" office:value="15947539" table:style-name="ce3">
            <text:p>15,947,539</text:p>
          </table:table-cell>
          <table:table-cell office:value-type="float" office:value="26356259" table:style-name="ce3">
            <text:p>26,356,2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4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9952" table:number-columns-spanned="2" table:number-rows-spanned="1" table:style-name="ce7">
            <text:p>9,952</text:p>
          </table:table-cell>
          <table:covered-table-cell/>
          <table:table-cell office:value-type="percentage" office:value="0.48937844217151849" table:style-name="ce4">
            <text:p>48.94%</text:p>
          </table:table-cell>
          <table:table-cell office:value-type="float" office:value="2866" table:number-columns-spanned="2" table:number-rows-spanned="1" table:style-name="ce7">
            <text:p>2,866</text:p>
          </table:table-cell>
          <table:covered-table-cell/>
          <table:table-cell office:value-type="float" office:value="28522432" table:style-name="ce3">
            <text:p>28,522,432</text:p>
          </table:table-cell>
          <table:table-cell office:value-type="float" office:value="22092070" table:style-name="ce3">
            <text:p>22,092,070</text:p>
          </table:table-cell>
          <table:table-cell office:value-type="float" office:value="53539139" table:style-name="ce3">
            <text:p>53,539,1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5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5593" table:number-columns-spanned="2" table:number-rows-spanned="1" table:style-name="ce7">
            <text:p>5,593</text:p>
          </table:table-cell>
          <table:covered-table-cell/>
          <table:table-cell office:value-type="percentage" office:value="0.72167741935483876" table:style-name="ce4">
            <text:p>72.17%</text:p>
          </table:table-cell>
          <table:table-cell office:value-type="float" office:value="1472.8453423922761" table:number-columns-spanned="2" table:number-rows-spanned="1" table:style-name="ce7">
            <text:p>1,473</text:p>
          </table:table-cell>
          <table:covered-table-cell/>
          <table:table-cell office:value-type="float" office:value="8237624" table:style-name="ce3">
            <text:p>8,237,624</text:p>
          </table:table-cell>
          <table:table-cell office:value-type="float" office:value="4329381" table:style-name="ce3">
            <text:p>4,329,381</text:p>
          </table:table-cell>
          <table:table-cell office:value-type="float" office:value="12572043" table:style-name="ce3">
            <text:p>12,572,0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6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121" table:number-columns-spanned="2" table:number-rows-spanned="1" table:style-name="ce7">
            <text:p>1,121</text:p>
          </table:table-cell>
          <table:covered-table-cell/>
          <table:table-cell office:value-type="percentage" office:value="0.2459951722624534" table:style-name="ce4">
            <text:p>24.60%</text:p>
          </table:table-cell>
          <table:table-cell office:value-type="float" office:value="6628.6048171275643" table:number-columns-spanned="2" table:number-rows-spanned="1" table:style-name="ce7">
            <text:p>6,629</text:p>
          </table:table-cell>
          <table:covered-table-cell/>
          <table:table-cell office:value-type="float" office:value="7430666" table:style-name="ce3">
            <text:p>7,430,666</text:p>
          </table:table-cell>
          <table:table-cell office:value-type="float" office:value="10181175" table:style-name="ce3">
            <text:p>10,181,175</text:p>
          </table:table-cell>
          <table:table-cell office:value-type="float" office:value="20031731" table:style-name="ce3">
            <text:p>20,031,7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7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093" table:number-columns-spanned="2" table:number-rows-spanned="1" table:style-name="ce7">
            <text:p>3,093</text:p>
          </table:table-cell>
          <table:covered-table-cell/>
          <table:table-cell office:value-type="percentage" office:value="0.56052917723812978" table:style-name="ce4">
            <text:p>56.05%</text:p>
          </table:table-cell>
          <table:table-cell office:value-type="float" office:value="2081.8260588425478" table:number-columns-spanned="2" table:number-rows-spanned="1" table:style-name="ce7">
            <text:p>2,082</text:p>
          </table:table-cell>
          <table:covered-table-cell/>
          <table:table-cell office:value-type="float" office:value="6439088" table:style-name="ce3">
            <text:p>6,439,088</text:p>
          </table:table-cell>
          <table:table-cell office:value-type="float" office:value="14823370" table:style-name="ce3">
            <text:p>14,823,370</text:p>
          </table:table-cell>
          <table:table-cell office:value-type="float" office:value="23664948" table:style-name="ce3">
            <text:p>23,664,9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8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7772" table:number-columns-spanned="2" table:number-rows-spanned="1" table:style-name="ce7">
            <text:p>7,772</text:p>
          </table:table-cell>
          <table:covered-table-cell/>
          <table:table-cell office:value-type="percentage" office:value="0.7082194277382905" table:style-name="ce4">
            <text:p>70.82%</text:p>
          </table:table-cell>
          <table:table-cell office:value-type="float" office:value="2166.970277920741" table:number-columns-spanned="2" table:number-rows-spanned="1" table:style-name="ce7">
            <text:p>2,167</text:p>
          </table:table-cell>
          <table:covered-table-cell/>
          <table:table-cell office:value-type="float" office:value="16841693" table:style-name="ce3">
            <text:p>16,841,693</text:p>
          </table:table-cell>
          <table:table-cell office:value-type="float" office:value="24068013" table:style-name="ce3">
            <text:p>24,068,013</text:p>
          </table:table-cell>
          <table:table-cell office:value-type="float" office:value="45647361" table:style-name="ce3">
            <text:p>45,647,3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9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2967" table:number-columns-spanned="2" table:number-rows-spanned="1" table:style-name="ce7">
            <text:p>2,967</text:p>
          </table:table-cell>
          <table:covered-table-cell/>
          <table:table-cell office:value-type="percentage" office:value="0.61748178980228929" table:style-name="ce4">
            <text:p>61.75%</text:p>
          </table:table-cell>
          <table:table-cell office:value-type="float" office:value="2513.418267610381" table:number-columns-spanned="2" table:number-rows-spanned="1" table:style-name="ce7">
            <text:p>2,513</text:p>
          </table:table-cell>
          <table:covered-table-cell/>
          <table:table-cell office:value-type="float" office:value="7457312" table:style-name="ce3">
            <text:p>7,457,312</text:p>
          </table:table-cell>
          <table:table-cell office:value-type="float" office:value="10594199" table:style-name="ce3">
            <text:p>10,594,199</text:p>
          </table:table-cell>
          <table:table-cell office:value-type="float" office:value="20590234" table:style-name="ce3">
            <text:p>20,590,2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60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4505" table:number-columns-spanned="2" table:number-rows-spanned="1" table:style-name="ce7">
            <text:p>4,505</text:p>
          </table:table-cell>
          <table:covered-table-cell/>
          <table:table-cell office:value-type="percentage" office:value="0.65460621912234818" table:style-name="ce4">
            <text:p>65.46%</text:p>
          </table:table-cell>
          <table:table-cell office:value-type="float" office:value="2831.264372918979" table:number-columns-spanned="2" table:number-rows-spanned="1" table:style-name="ce7">
            <text:p>2,831</text:p>
          </table:table-cell>
          <table:covered-table-cell/>
          <table:table-cell office:value-type="float" office:value="12754846" table:style-name="ce3">
            <text:p>12,754,846</text:p>
          </table:table-cell>
          <table:table-cell office:value-type="float" office:value="19235598" table:style-name="ce3">
            <text:p>19,235,598</text:p>
          </table:table-cell>
          <table:table-cell office:value-type="float" office:value="44606948" table:style-name="ce3">
            <text:p>44,606,9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1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8" table:style-name="ce3">
            <text:p>228</text:p>
          </table:table-cell>
          <table:table-cell office:value-type="float" office:value="2208" table:number-columns-spanned="2" table:number-rows-spanned="1" table:style-name="ce7">
            <text:p>2,208</text:p>
          </table:table-cell>
          <table:covered-table-cell/>
          <table:table-cell office:value-type="percentage" office:value="0.31239388794567058" table:style-name="ce4">
            <text:p>31.24%</text:p>
          </table:table-cell>
          <table:table-cell office:value-type="float" office:value="1433.238224637681" table:number-columns-spanned="2" table:number-rows-spanned="1" table:style-name="ce7">
            <text:p>1,433</text:p>
          </table:table-cell>
          <table:covered-table-cell/>
          <table:table-cell office:value-type="float" office:value="3164590" table:style-name="ce3">
            <text:p>3,164,590</text:p>
          </table:table-cell>
          <table:table-cell office:value-type="float" office:value="1054239" table:style-name="ce3">
            <text:p>1,054,239</text:p>
          </table:table-cell>
          <table:table-cell office:value-type="float" office:value="4295169" table:style-name="ce3">
            <text:p>4,295,1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2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2901" table:number-columns-spanned="2" table:number-rows-spanned="1" table:style-name="ce7">
            <text:p>2,901</text:p>
          </table:table-cell>
          <table:covered-table-cell/>
          <table:table-cell office:value-type="percentage" office:value="0.62805802121671361" table:style-name="ce4">
            <text:p>62.81%</text:p>
          </table:table-cell>
          <table:table-cell office:value-type="float" office:value="3129.3274732850741" table:number-columns-spanned="2" table:number-rows-spanned="1" table:style-name="ce7">
            <text:p>3,129</text:p>
          </table:table-cell>
          <table:covered-table-cell/>
          <table:table-cell office:value-type="float" office:value="9078179" table:style-name="ce3">
            <text:p>9,078,179</text:p>
          </table:table-cell>
          <table:table-cell office:value-type="float" office:value="27573504" table:style-name="ce3">
            <text:p>27,573,504</text:p>
          </table:table-cell>
          <table:table-cell office:value-type="float" office:value="41168954" table:style-name="ce3">
            <text:p>41,168,9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3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4072" table:number-columns-spanned="2" table:number-rows-spanned="1" table:style-name="ce7">
            <text:p>4,072</text:p>
          </table:table-cell>
          <table:covered-table-cell/>
          <table:table-cell office:value-type="percentage" office:value="0.65677419354838706" table:style-name="ce4">
            <text:p>65.68%</text:p>
          </table:table-cell>
          <table:table-cell office:value-type="float" office:value="2464.0309430255402" table:number-columns-spanned="2" table:number-rows-spanned="1" table:style-name="ce7">
            <text:p>2,464</text:p>
          </table:table-cell>
          <table:covered-table-cell/>
          <table:table-cell office:value-type="float" office:value="10033534" table:style-name="ce3">
            <text:p>10,033,534</text:p>
          </table:table-cell>
          <table:table-cell office:value-type="float" office:value="2500427" table:style-name="ce3">
            <text:p>2,500,427</text:p>
          </table:table-cell>
          <table:table-cell office:value-type="float" office:value="13668676" table:style-name="ce3">
            <text:p>13,668,6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4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1935" table:number-columns-spanned="2" table:number-rows-spanned="1" table:style-name="ce7">
            <text:p>1,935</text:p>
          </table:table-cell>
          <table:covered-table-cell/>
          <table:table-cell office:value-type="percentage" office:value="0.37376859184856093" table:style-name="ce4">
            <text:p>37.38%</text:p>
          </table:table-cell>
          <table:table-cell office:value-type="float" office:value="883.72093023255809" table:number-columns-spanned="2" table:number-rows-spanned="1" table:style-name="ce7">
            <text:p>884</text:p>
          </table:table-cell>
          <table:covered-table-cell/>
          <table:table-cell office:value-type="float" office:value="1710000" table:style-name="ce3">
            <text:p>1,710,000</text:p>
          </table:table-cell>
          <table:table-cell office:value-type="float" office:value="540000" table:style-name="ce3">
            <text:p>540,000</text:p>
          </table:table-cell>
          <table:table-cell office:value-type="float" office:value="2259024" table:style-name="ce3">
            <text:p>2,259,0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5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4493" table:number-columns-spanned="2" table:number-rows-spanned="1" table:style-name="ce7">
            <text:p>4,493</text:p>
          </table:table-cell>
          <table:covered-table-cell/>
          <table:table-cell office:value-type="percentage" office:value="0.73571311609628298" table:style-name="ce4">
            <text:p>73.57%</text:p>
          </table:table-cell>
          <table:table-cell office:value-type="float" office:value="1941.310260405075" table:number-columns-spanned="2" table:number-rows-spanned="1" table:style-name="ce7">
            <text:p>1,941</text:p>
          </table:table-cell>
          <table:covered-table-cell/>
          <table:table-cell office:value-type="float" office:value="8722307" table:style-name="ce3">
            <text:p>8,722,307</text:p>
          </table:table-cell>
          <table:table-cell office:value-type="float" office:value="10197763" table:style-name="ce3">
            <text:p>10,197,763</text:p>
          </table:table-cell>
          <table:table-cell office:value-type="float" office:value="19668558" table:style-name="ce3">
            <text:p>19,668,5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6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6733" table:number-columns-spanned="2" table:number-rows-spanned="1" table:style-name="ce7">
            <text:p>6,733</text:p>
          </table:table-cell>
          <table:covered-table-cell/>
          <table:table-cell office:value-type="percentage" office:value="0.63321734223643378" table:style-name="ce4">
            <text:p>63.32%</text:p>
          </table:table-cell>
          <table:table-cell office:value-type="float" office:value="1864.556364176444" table:number-columns-spanned="2" table:number-rows-spanned="1" table:style-name="ce7">
            <text:p>1,865</text:p>
          </table:table-cell>
          <table:covered-table-cell/>
          <table:table-cell office:value-type="float" office:value="12554058" table:style-name="ce3">
            <text:p>12,554,058</text:p>
          </table:table-cell>
          <table:table-cell office:value-type="float" office:value="9316636" table:style-name="ce3">
            <text:p>9,316,636</text:p>
          </table:table-cell>
          <table:table-cell office:value-type="float" office:value="22507049" table:style-name="ce3">
            <text:p>22,507,0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7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4928" table:number-columns-spanned="2" table:number-rows-spanned="1" table:style-name="ce7">
            <text:p>4,928</text:p>
          </table:table-cell>
          <table:covered-table-cell/>
          <table:table-cell office:value-type="percentage" office:value="0.41723816780966888" table:style-name="ce4">
            <text:p>41.72%</text:p>
          </table:table-cell>
          <table:table-cell office:value-type="float" office:value="2834.821022727273" table:number-columns-spanned="2" table:number-rows-spanned="1" table:style-name="ce7">
            <text:p>2,835</text:p>
          </table:table-cell>
          <table:covered-table-cell/>
          <table:table-cell office:value-type="float" office:value="13969998" table:style-name="ce3">
            <text:p>13,969,998</text:p>
          </table:table-cell>
          <table:table-cell office:value-type="float" office:value="11414325" table:style-name="ce3">
            <text:p>11,414,325</text:p>
          </table:table-cell>
          <table:table-cell office:value-type="float" office:value="29515179" table:style-name="ce3">
            <text:p>29,515,1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8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3134" table:number-columns-spanned="2" table:number-rows-spanned="1" table:style-name="ce7">
            <text:p>3,134</text:p>
          </table:table-cell>
          <table:covered-table-cell/>
          <table:table-cell office:value-type="percentage" office:value="0.51058976865428474" table:style-name="ce4">
            <text:p>51.06%</text:p>
          </table:table-cell>
          <table:table-cell office:value-type="float" office:value="5830.0666879387363" table:number-columns-spanned="2" table:number-rows-spanned="1" table:style-name="ce7">
            <text:p>5,830</text:p>
          </table:table-cell>
          <table:covered-table-cell/>
          <table:table-cell office:value-type="float" office:value="18271429" table:style-name="ce3">
            <text:p>18,271,429</text:p>
          </table:table-cell>
          <table:table-cell office:value-type="float" office:value="9378327" table:style-name="ce3">
            <text:p>9,378,327</text:p>
          </table:table-cell>
          <table:table-cell office:value-type="float" office:value="31825361" table:style-name="ce3">
            <text:p>31,825,3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9];&quot;*&quot;;&quot;&quot;)" table:style-name="ce5">
            <text:p>晶悅國際飯店</text:p>
          </table:table-cell>
          <table:table-cell office:value-type="string" table:style-name="ce5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8303" table:number-columns-spanned="2" table:number-rows-spanned="1" table:style-name="ce7">
            <text:p>8,303</text:p>
          </table:table-cell>
          <table:covered-table-cell/>
          <table:table-cell office:value-type="percentage" office:value="0.69030595277685403" table:style-name="ce4">
            <text:p>69.03%</text:p>
          </table:table-cell>
          <table:table-cell office:value-type="float" office:value="1479.710345658196" table:number-columns-spanned="2" table:number-rows-spanned="1" table:style-name="ce7">
            <text:p>1,480</text:p>
          </table:table-cell>
          <table:covered-table-cell/>
          <table:table-cell office:value-type="float" office:value="12286035" table:style-name="ce3">
            <text:p>12,286,035</text:p>
          </table:table-cell>
          <table:table-cell office:value-type="float" office:value="4865635" table:style-name="ce3">
            <text:p>4,865,635</text:p>
          </table:table-cell>
          <table:table-cell office:value-type="float" office:value="17795467" table:style-name="ce3">
            <text:p>17,795,4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70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6337" table:number-columns-spanned="2" table:number-rows-spanned="1" table:style-name="ce7">
            <text:p>6,337</text:p>
          </table:table-cell>
          <table:covered-table-cell/>
          <table:table-cell office:value-type="percentage" office:value="0.81767741935483873" table:style-name="ce4">
            <text:p>81.77%</text:p>
          </table:table-cell>
          <table:table-cell office:value-type="float" office:value="2332.4508442480669" table:number-columns-spanned="2" table:number-rows-spanned="1" table:style-name="ce7">
            <text:p>2,332</text:p>
          </table:table-cell>
          <table:covered-table-cell/>
          <table:table-cell office:value-type="float" office:value="14780741" table:style-name="ce3">
            <text:p>14,780,741</text:p>
          </table:table-cell>
          <table:table-cell office:value-type="float" office:value="35394540" table:style-name="ce3">
            <text:p>35,394,540</text:p>
          </table:table-cell>
          <table:table-cell office:value-type="float" office:value="50766820" table:style-name="ce3">
            <text:p>50,766,8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1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1846" table:number-columns-spanned="2" table:number-rows-spanned="1" table:style-name="ce7">
            <text:p>1,846</text:p>
          </table:table-cell>
          <table:covered-table-cell/>
          <table:table-cell office:value-type="percentage" office:value="0.53647195582679452" table:style-name="ce4">
            <text:p>53.65%</text:p>
          </table:table-cell>
          <table:table-cell office:value-type="float" office:value="3860.5904658721561" table:number-columns-spanned="2" table:number-rows-spanned="1" table:style-name="ce7">
            <text:p>3,861</text:p>
          </table:table-cell>
          <table:covered-table-cell/>
          <table:table-cell office:value-type="float" office:value="7126650" table:style-name="ce3">
            <text:p>7,126,650</text:p>
          </table:table-cell>
          <table:table-cell office:value-type="float" office:value="10409366" table:style-name="ce3">
            <text:p>10,409,366</text:p>
          </table:table-cell>
          <table:table-cell office:value-type="float" office:value="22162509" table:style-name="ce3">
            <text:p>22,162,5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2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11026" table:number-columns-spanned="2" table:number-rows-spanned="1" table:style-name="ce7">
            <text:p>11,026</text:p>
          </table:table-cell>
          <table:covered-table-cell/>
          <table:table-cell office:value-type="percentage" office:value="0.68929732433108282" table:style-name="ce4">
            <text:p>68.93%</text:p>
          </table:table-cell>
          <table:table-cell office:value-type="float" office:value="2762.9756938146202" table:number-columns-spanned="2" table:number-rows-spanned="1" table:style-name="ce7">
            <text:p>2,763</text:p>
          </table:table-cell>
          <table:covered-table-cell/>
          <table:table-cell office:value-type="float" office:value="30464570" table:style-name="ce3">
            <text:p>30,464,570</text:p>
          </table:table-cell>
          <table:table-cell office:value-type="float" office:value="11344690" table:style-name="ce3">
            <text:p>11,344,690</text:p>
          </table:table-cell>
          <table:table-cell office:value-type="float" office:value="46749272" table:style-name="ce3">
            <text:p>46,749,2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3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35" table:number-columns-spanned="2" table:number-rows-spanned="1" table:style-name="ce7">
            <text:p>35</text:p>
          </table:table-cell>
          <table:covered-table-cell/>
          <table:table-cell office:value-type="percentage" office:value="6.0376056580990168E-3" table:style-name="ce4">
            <text:p>0.60%</text:p>
          </table:table-cell>
          <table:table-cell office:value-type="float" office:value="3143.7714285714292" table:number-columns-spanned="2" table:number-rows-spanned="1" table:style-name="ce7">
            <text:p>3,144</text:p>
          </table:table-cell>
          <table:covered-table-cell/>
          <table:table-cell office:value-type="float" office:value="110032" table:style-name="ce3">
            <text:p>110,032</text:p>
          </table:table-cell>
          <table:table-cell office:value-type="float" office:value="3641994" table:style-name="ce3">
            <text:p>3,641,994</text:p>
          </table:table-cell>
          <table:table-cell office:value-type="float" office:value="4115030" table:style-name="ce3">
            <text:p>4,115,0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4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9822" table:number-columns-spanned="2" table:number-rows-spanned="1" table:style-name="ce7">
            <text:p>9,822</text:p>
          </table:table-cell>
          <table:covered-table-cell/>
          <table:table-cell office:value-type="percentage" office:value="0.82082567273942841" table:style-name="ce4">
            <text:p>82.08%</text:p>
          </table:table-cell>
          <table:table-cell office:value-type="float" office:value="3767.2181836693139" table:number-columns-spanned="2" table:number-rows-spanned="1" table:style-name="ce7">
            <text:p>3,767</text:p>
          </table:table-cell>
          <table:covered-table-cell/>
          <table:table-cell office:value-type="float" office:value="37001617" table:style-name="ce3">
            <text:p>37,001,617</text:p>
          </table:table-cell>
          <table:table-cell office:value-type="float" office:value="35029428" table:style-name="ce3">
            <text:p>35,029,428</text:p>
          </table:table-cell>
          <table:table-cell office:value-type="float" office:value="82127662" table:style-name="ce3">
            <text:p>82,127,6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5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3970" table:number-columns-spanned="2" table:number-rows-spanned="1" table:style-name="ce7">
            <text:p>3,970</text:p>
          </table:table-cell>
          <table:covered-table-cell/>
          <table:table-cell office:value-type="percentage" office:value="0.61569478908188591" table:style-name="ce4">
            <text:p>61.57%</text:p>
          </table:table-cell>
          <table:table-cell office:value-type="float" office:value="2980.181108312343" table:number-columns-spanned="2" table:number-rows-spanned="1" table:style-name="ce7">
            <text:p>2,980</text:p>
          </table:table-cell>
          <table:covered-table-cell/>
          <table:table-cell office:value-type="float" office:value="11831319" table:style-name="ce3">
            <text:p>11,831,319</text:p>
          </table:table-cell>
          <table:table-cell office:value-type="float" office:value="12488071" table:style-name="ce3">
            <text:p>12,488,071</text:p>
          </table:table-cell>
          <table:table-cell office:value-type="float" office:value="25344723" table:style-name="ce3">
            <text:p>25,344,7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6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6247" table:number-columns-spanned="2" table:number-rows-spanned="1" table:style-name="ce7">
            <text:p>6,247</text:p>
          </table:table-cell>
          <table:covered-table-cell/>
          <table:table-cell office:value-type="percentage" office:value="0.78410945148738542" table:style-name="ce4">
            <text:p>78.41%</text:p>
          </table:table-cell>
          <table:table-cell office:value-type="float" office:value="2930.644949575797" table:number-columns-spanned="2" table:number-rows-spanned="1" table:style-name="ce7">
            <text:p>2,931</text:p>
          </table:table-cell>
          <table:covered-table-cell/>
          <table:table-cell office:value-type="float" office:value="18307739" table:style-name="ce3">
            <text:p>18,307,739</text:p>
          </table:table-cell>
          <table:table-cell office:value-type="float" office:value="30932939" table:style-name="ce3">
            <text:p>30,932,939</text:p>
          </table:table-cell>
          <table:table-cell office:value-type="float" office:value="53818847" table:style-name="ce3">
            <text:p>53,818,8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7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4590" table:number-columns-spanned="2" table:number-rows-spanned="1" table:style-name="ce7">
            <text:p>4,590</text:p>
          </table:table-cell>
          <table:covered-table-cell/>
          <table:table-cell office:value-type="percentage" office:value="0.64097193129451191" table:style-name="ce4">
            <text:p>64.10%</text:p>
          </table:table-cell>
          <table:table-cell office:value-type="float" office:value="2222.9716775599131" table:number-columns-spanned="2" table:number-rows-spanned="1" table:style-name="ce7">
            <text:p>2,223</text:p>
          </table:table-cell>
          <table:covered-table-cell/>
          <table:table-cell office:value-type="float" office:value="10203440" table:style-name="ce3">
            <text:p>10,203,440</text:p>
          </table:table-cell>
          <table:table-cell office:value-type="float" office:value="11468225" table:style-name="ce3">
            <text:p>11,468,225</text:p>
          </table:table-cell>
          <table:table-cell office:value-type="float" office:value="23081800" table:style-name="ce3">
            <text:p>23,081,8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8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6446" table:number-columns-spanned="2" table:number-rows-spanned="1" table:style-name="ce7">
            <text:p>6,446</text:p>
          </table:table-cell>
          <table:covered-table-cell/>
          <table:table-cell office:value-type="percentage" office:value="0.81543327008222644" table:style-name="ce4">
            <text:p>81.54%</text:p>
          </table:table-cell>
          <table:table-cell office:value-type="float" office:value="2842.2347192057091" table:number-columns-spanned="2" table:number-rows-spanned="1" table:style-name="ce7">
            <text:p>2,842</text:p>
          </table:table-cell>
          <table:covered-table-cell/>
          <table:table-cell office:value-type="float" office:value="18321045" table:style-name="ce3">
            <text:p>18,321,045</text:p>
          </table:table-cell>
          <table:table-cell office:value-type="float" office:value="20278897" table:style-name="ce3">
            <text:p>20,278,897</text:p>
          </table:table-cell>
          <table:table-cell office:value-type="float" office:value="40463649" table:style-name="ce3">
            <text:p>40,463,6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9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4230" table:number-columns-spanned="2" table:number-rows-spanned="1" table:style-name="ce7">
            <text:p>4,230</text:p>
          </table:table-cell>
          <table:covered-table-cell/>
          <table:table-cell office:value-type="percentage" office:value="0.74973413683091106" table:style-name="ce4">
            <text:p>74.97%</text:p>
          </table:table-cell>
          <table:table-cell office:value-type="float" office:value="1914.490543735224" table:number-columns-spanned="2" table:number-rows-spanned="1" table:style-name="ce7">
            <text:p>1,914</text:p>
          </table:table-cell>
          <table:covered-table-cell/>
          <table:table-cell office:value-type="float" office:value="8098295" table:style-name="ce3">
            <text:p>8,098,295</text:p>
          </table:table-cell>
          <table:table-cell office:value-type="float" office:value="4129879" table:style-name="ce3">
            <text:p>4,129,879</text:p>
          </table:table-cell>
          <table:table-cell office:value-type="float" office:value="12691003" table:style-name="ce3">
            <text:p>12,691,0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80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2608" table:number-columns-spanned="2" table:number-rows-spanned="1" table:style-name="ce7">
            <text:p>2,608</text:p>
          </table:table-cell>
          <table:covered-table-cell/>
          <table:table-cell office:value-type="percentage" office:value="0.56462437757090278" table:style-name="ce4">
            <text:p>56.46%</text:p>
          </table:table-cell>
          <table:table-cell office:value-type="float" office:value="3041.8960889570549" table:number-columns-spanned="2" table:number-rows-spanned="1" table:style-name="ce7">
            <text:p>3,042</text:p>
          </table:table-cell>
          <table:covered-table-cell/>
          <table:table-cell office:value-type="float" office:value="7933265" table:style-name="ce3">
            <text:p>7,933,265</text:p>
          </table:table-cell>
          <table:table-cell office:value-type="float" office:value="3197394" table:style-name="ce3">
            <text:p>3,197,394</text:p>
          </table:table-cell>
          <table:table-cell office:value-type="float" office:value="11204597" table:style-name="ce3">
            <text:p>11,204,5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1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2455" table:number-columns-spanned="2" table:number-rows-spanned="1" table:style-name="ce7">
            <text:p>2,455</text:p>
          </table:table-cell>
          <table:covered-table-cell/>
          <table:table-cell office:value-type="percentage" office:value="0.20623319892473119" table:style-name="ce4">
            <text:p>20.62%</text:p>
          </table:table-cell>
          <table:table-cell office:value-type="float" office:value="3767.9853360488801" table:number-columns-spanned="2" table:number-rows-spanned="1" table:style-name="ce7">
            <text:p>3,768</text:p>
          </table:table-cell>
          <table:covered-table-cell/>
          <table:table-cell office:value-type="float" office:value="9250404" table:style-name="ce3">
            <text:p>9,250,404</text:p>
          </table:table-cell>
          <table:table-cell office:value-type="float" office:value="5661671" table:style-name="ce3">
            <text:p>5,661,671</text:p>
          </table:table-cell>
          <table:table-cell office:value-type="float" office:value="16231865" table:style-name="ce3">
            <text:p>16,231,8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2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274" table:number-columns-spanned="2" table:number-rows-spanned="1" table:style-name="ce7">
            <text:p>3,274</text:p>
          </table:table-cell>
          <table:covered-table-cell/>
          <table:table-cell office:value-type="percentage" office:value="0.55294713730788714" table:style-name="ce4">
            <text:p>55.29%</text:p>
          </table:table-cell>
          <table:table-cell office:value-type="float" office:value="1692.5653634697619" table:number-columns-spanned="2" table:number-rows-spanned="1" table:style-name="ce7">
            <text:p>1,693</text:p>
          </table:table-cell>
          <table:covered-table-cell/>
          <table:table-cell office:value-type="float" office:value="5541459" table:style-name="ce3">
            <text:p>5,541,459</text:p>
          </table:table-cell>
          <table:table-cell office:value-type="float" office:value="4949664" table:style-name="ce3">
            <text:p>4,949,664</text:p>
          </table:table-cell>
          <table:table-cell office:value-type="float" office:value="10845967" table:style-name="ce3">
            <text:p>10,845,9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3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453" table:number-columns-spanned="2" table:number-rows-spanned="1" table:style-name="ce7">
            <text:p>453</text:p>
          </table:table-cell>
          <table:covered-table-cell/>
          <table:table-cell office:value-type="percentage" office:value="0.31091283459162661" table:style-name="ce4">
            <text:p>31.09%</text:p>
          </table:table-cell>
          <table:table-cell office:value-type="float" office:value="4084.1147902869761" table:number-columns-spanned="2" table:number-rows-spanned="1" table:style-name="ce7">
            <text:p>4,084</text:p>
          </table:table-cell>
          <table:covered-table-cell/>
          <table:table-cell office:value-type="float" office:value="1850104" table:style-name="ce3">
            <text:p>1,850,104</text:p>
          </table:table-cell>
          <table:table-cell office:value-type="float" office:value="1701425" table:style-name="ce3">
            <text:p>1,701,425</text:p>
          </table:table-cell>
          <table:table-cell office:value-type="float" office:value="5167957" table:style-name="ce3">
            <text:p>5,167,9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4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2269" table:number-columns-spanned="2" table:number-rows-spanned="1" table:style-name="ce7">
            <text:p>2,269</text:p>
          </table:table-cell>
          <table:covered-table-cell/>
          <table:table-cell office:value-type="percentage" office:value="0.36966438579341798" table:style-name="ce4">
            <text:p>36.97%</text:p>
          </table:table-cell>
          <table:table-cell office:value-type="float" office:value="2490.9277214632002" table:number-columns-spanned="2" table:number-rows-spanned="1" table:style-name="ce7">
            <text:p>2,491</text:p>
          </table:table-cell>
          <table:covered-table-cell/>
          <table:table-cell office:value-type="float" office:value="5651915" table:style-name="ce3">
            <text:p>5,651,915</text:p>
          </table:table-cell>
          <table:table-cell office:value-type="float" office:value="3462854" table:style-name="ce3">
            <text:p>3,462,854</text:p>
          </table:table-cell>
          <table:table-cell office:value-type="float" office:value="10550554" table:style-name="ce3">
            <text:p>10,550,5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5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2074" table:number-columns-spanned="2" table:number-rows-spanned="1" table:style-name="ce7">
            <text:p>2,074</text:p>
          </table:table-cell>
          <table:covered-table-cell/>
          <table:table-cell office:value-type="percentage" office:value="0.62526379258365994" table:style-name="ce4">
            <text:p>62.53%</text:p>
          </table:table-cell>
          <table:table-cell office:value-type="float" office:value="2170.6398264223722" table:number-columns-spanned="2" table:number-rows-spanned="1" table:style-name="ce7">
            <text:p>2,171</text:p>
          </table:table-cell>
          <table:covered-table-cell/>
          <table:table-cell office:value-type="float" office:value="4501907" table:style-name="ce3">
            <text:p>4,501,907</text:p>
          </table:table-cell>
          <table:table-cell office:value-type="float" office:value="8709295" table:style-name="ce3">
            <text:p>8,709,295</text:p>
          </table:table-cell>
          <table:table-cell office:value-type="float" office:value="14086091" table:style-name="ce3">
            <text:p>14,086,0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6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3" table:style-name="ce3">
            <text:p>193</text:p>
          </table:table-cell>
          <table:table-cell office:value-type="float" office:value="3765" table:number-columns-spanned="2" table:number-rows-spanned="1" table:style-name="ce7">
            <text:p>3,765</text:p>
          </table:table-cell>
          <table:covered-table-cell/>
          <table:table-cell office:value-type="percentage" office:value="0.62928296841049636" table:style-name="ce4">
            <text:p>62.93%</text:p>
          </table:table-cell>
          <table:table-cell office:value-type="float" office:value="6205.3351925630814" table:number-columns-spanned="2" table:number-rows-spanned="1" table:style-name="ce7">
            <text:p>6,205</text:p>
          </table:table-cell>
          <table:covered-table-cell/>
          <table:table-cell office:value-type="float" office:value="23363087" table:style-name="ce3">
            <text:p>23,363,087</text:p>
          </table:table-cell>
          <table:table-cell office:value-type="float" office:value="15921641" table:style-name="ce3">
            <text:p>15,921,641</text:p>
          </table:table-cell>
          <table:table-cell office:value-type="float" office:value="47768327" table:style-name="ce3">
            <text:p>47,768,3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7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446" table:number-columns-spanned="2" table:number-rows-spanned="1" table:style-name="ce7">
            <text:p>2,446</text:p>
          </table:table-cell>
          <table:covered-table-cell/>
          <table:table-cell office:value-type="percentage" office:value="0.82190860215053763" table:style-name="ce4">
            <text:p>82.19%</text:p>
          </table:table-cell>
          <table:table-cell office:value-type="float" office:value="14209.964022894521" table:number-columns-spanned="2" table:number-rows-spanned="1" table:style-name="ce7">
            <text:p>14,210</text:p>
          </table:table-cell>
          <table:covered-table-cell/>
          <table:table-cell office:value-type="float" office:value="34757572" table:style-name="ce3">
            <text:p>34,757,572</text:p>
          </table:table-cell>
          <table:table-cell office:value-type="float" office:value="4811690" table:style-name="ce3">
            <text:p>4,811,690</text:p>
          </table:table-cell>
          <table:table-cell office:value-type="float" office:value="43005927" table:style-name="ce3">
            <text:p>43,005,9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8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4579" table:number-columns-spanned="2" table:number-rows-spanned="1" table:style-name="ce7">
            <text:p>4,579</text:p>
          </table:table-cell>
          <table:covered-table-cell/>
          <table:table-cell office:value-type="percentage" office:value="0.70004586454670537" table:style-name="ce4">
            <text:p>70.00%</text:p>
          </table:table-cell>
          <table:table-cell office:value-type="float" office:value="7379.1642279973794" table:number-columns-spanned="2" table:number-rows-spanned="1" table:style-name="ce7">
            <text:p>7,379</text:p>
          </table:table-cell>
          <table:covered-table-cell/>
          <table:table-cell office:value-type="float" office:value="33789193" table:style-name="ce3">
            <text:p>33,789,193</text:p>
          </table:table-cell>
          <table:table-cell office:value-type="float" office:value="21473497" table:style-name="ce3">
            <text:p>21,473,497</text:p>
          </table:table-cell>
          <table:table-cell office:value-type="float" office:value="58843392" table:style-name="ce3">
            <text:p>58,843,3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9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526" table:number-columns-spanned="2" table:number-rows-spanned="1" table:style-name="ce7">
            <text:p>526</text:p>
          </table:table-cell>
          <table:covered-table-cell/>
          <table:table-cell office:value-type="percentage" office:value="0.1844319775596073" table:style-name="ce4">
            <text:p>18.44%</text:p>
          </table:table-cell>
          <table:table-cell office:value-type="float" office:value="10465.78136882129" table:number-columns-spanned="2" table:number-rows-spanned="1" table:style-name="ce7">
            <text:p>10,466</text:p>
          </table:table-cell>
          <table:covered-table-cell/>
          <table:table-cell office:value-type="float" office:value="5505001" table:style-name="ce3">
            <text:p>5,505,001</text:p>
          </table:table-cell>
          <table:table-cell office:value-type="float" office:value="1697639" table:style-name="ce3">
            <text:p>1,697,639</text:p>
          </table:table-cell>
          <table:table-cell office:value-type="float" office:value="7463408" table:style-name="ce3">
            <text:p>7,463,4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90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860" table:number-columns-spanned="2" table:number-rows-spanned="1" table:style-name="ce7">
            <text:p>7,860</text:p>
          </table:table-cell>
          <table:covered-table-cell/>
          <table:table-cell office:value-type="percentage" office:value="0.9023074273906555" table:style-name="ce4">
            <text:p>90.23%</text:p>
          </table:table-cell>
          <table:table-cell office:value-type="float" office:value="4233.542239185751" table:number-columns-spanned="2" table:number-rows-spanned="1" table:style-name="ce7">
            <text:p>4,234</text:p>
          </table:table-cell>
          <table:covered-table-cell/>
          <table:table-cell office:value-type="float" office:value="33275642" table:style-name="ce3">
            <text:p>33,275,642</text:p>
          </table:table-cell>
          <table:table-cell office:value-type="float" office:value="12722578" table:style-name="ce3">
            <text:p>12,722,578</text:p>
          </table:table-cell>
          <table:table-cell office:value-type="float" office:value="47852513" table:style-name="ce3">
            <text:p>47,852,5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1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8795" table:number-columns-spanned="2" table:number-rows-spanned="1" table:style-name="ce7">
            <text:p>8,795</text:p>
          </table:table-cell>
          <table:covered-table-cell/>
          <table:table-cell office:value-type="percentage" office:value="0.61945344414706294" table:style-name="ce4">
            <text:p>61.95%</text:p>
          </table:table-cell>
          <table:table-cell office:value-type="float" office:value="2771.685503126776" table:number-columns-spanned="2" table:number-rows-spanned="1" table:style-name="ce7">
            <text:p>2,772</text:p>
          </table:table-cell>
          <table:covered-table-cell/>
          <table:table-cell office:value-type="float" office:value="24376974" table:style-name="ce3">
            <text:p>24,376,974</text:p>
          </table:table-cell>
          <table:table-cell office:value-type="float" office:value="9329105" table:style-name="ce3">
            <text:p>9,329,105</text:p>
          </table:table-cell>
          <table:table-cell office:value-type="float" office:value="35176373" table:style-name="ce3">
            <text:p>35,176,3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東方渡假酒店</text:p>
          </table:table-cell>
          <table:covered-table-cell table:number-columns-repeated="4"/>
          <table:table-cell office:value-type="string" office:string-value="東方渡假酒店" table:formula="of:=SUBSTITUTE([.A92];&quot;*&quot;;&quot;&quot;)" table:style-name="ce5">
            <text:p>東方渡假酒店</text:p>
          </table:table-cell>
          <table:table-cell office:value-type="string" table:style-name="ce5">
            <text:p>Scenery</text:p>
          </table:table-cell>
          <table:table-cell office:value-type="float" office:value="112" table:style-name="ce3">
            <text:p>112</text:p>
          </table:table-cell>
          <table:table-cell office:value-type="float" office:value="860" table:number-columns-spanned="2" table:number-rows-spanned="1" table:style-name="ce7">
            <text:p>860</text:p>
          </table:table-cell>
          <table:covered-table-cell/>
          <table:table-cell office:value-type="percentage" office:value="0.24769585253456219" table:style-name="ce4">
            <text:p>24.77%</text:p>
          </table:table-cell>
          <table:table-cell office:value-type="float" office:value="2568.3244186046509" table:number-columns-spanned="2" table:number-rows-spanned="1" table:style-name="ce7">
            <text:p>2,568</text:p>
          </table:table-cell>
          <table:covered-table-cell/>
          <table:table-cell office:value-type="float" office:value="2208759" table:style-name="ce3">
            <text:p>2,208,759</text:p>
          </table:table-cell>
          <table:table-cell office:value-type="float" office:value="2038745" table:style-name="ce3">
            <text:p>2,038,745</text:p>
          </table:table-cell>
          <table:table-cell office:value-type="float" office:value="4247504" table:style-name="ce3">
            <text:p>4,247,5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3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3160" table:number-columns-spanned="2" table:number-rows-spanned="1" table:style-name="ce7">
            <text:p>3,160</text:p>
          </table:table-cell>
          <table:covered-table-cell/>
          <table:table-cell office:value-type="percentage" office:value="0.56008507621410852" table:style-name="ce4">
            <text:p>56.01%</text:p>
          </table:table-cell>
          <table:table-cell office:value-type="float" office:value="3373.3012658227849" table:number-columns-spanned="2" table:number-rows-spanned="1" table:style-name="ce7">
            <text:p>3,373</text:p>
          </table:table-cell>
          <table:covered-table-cell/>
          <table:table-cell office:value-type="float" office:value="10659632" table:style-name="ce3">
            <text:p>10,659,632</text:p>
          </table:table-cell>
          <table:table-cell office:value-type="float" office:value="6991971" table:style-name="ce3">
            <text:p>6,991,971</text:p>
          </table:table-cell>
          <table:table-cell office:value-type="float" office:value="20463578" table:style-name="ce3">
            <text:p>20,463,5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4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141" table:number-columns-spanned="2" table:number-rows-spanned="1" table:style-name="ce7">
            <text:p>3,141</text:p>
          </table:table-cell>
          <table:covered-table-cell/>
          <table:table-cell office:value-type="percentage" office:value="0.6332661290322581" table:style-name="ce4">
            <text:p>63.33%</text:p>
          </table:table-cell>
          <table:table-cell office:value-type="float" office:value="6294.8529130850047" table:number-columns-spanned="2" table:number-rows-spanned="1" table:style-name="ce7">
            <text:p>6,295</text:p>
          </table:table-cell>
          <table:covered-table-cell/>
          <table:table-cell office:value-type="float" office:value="19772133" table:style-name="ce3">
            <text:p>19,772,133</text:p>
          </table:table-cell>
          <table:table-cell office:value-type="float" office:value="7507547" table:style-name="ce3">
            <text:p>7,507,547</text:p>
          </table:table-cell>
          <table:table-cell office:value-type="float" office:value="30121270" table:style-name="ce3">
            <text:p>30,121,2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5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982" table:number-columns-spanned="2" table:number-rows-spanned="1" table:style-name="ce7">
            <text:p>1,982</text:p>
          </table:table-cell>
          <table:covered-table-cell/>
          <table:table-cell office:value-type="percentage" office:value="0.36744530960326288" table:style-name="ce4">
            <text:p>36.74%</text:p>
          </table:table-cell>
          <table:table-cell office:value-type="float" office:value="4945.3107971745712" table:number-columns-spanned="2" table:number-rows-spanned="1" table:style-name="ce7">
            <text:p>4,945</text:p>
          </table:table-cell>
          <table:covered-table-cell/>
          <table:table-cell office:value-type="float" office:value="9801606" table:style-name="ce3">
            <text:p>9,801,606</text:p>
          </table:table-cell>
          <table:table-cell office:value-type="float" office:value="7232569" table:style-name="ce3">
            <text:p>7,232,569</text:p>
          </table:table-cell>
          <table:table-cell office:value-type="float" office:value="17597806" table:style-name="ce3">
            <text:p>17,597,8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6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086" table:number-columns-spanned="2" table:number-rows-spanned="1" table:style-name="ce7">
            <text:p>1,086</text:p>
          </table:table-cell>
          <table:covered-table-cell/>
          <table:table-cell office:value-type="percentage" office:value="0.18535586277521759" table:style-name="ce4">
            <text:p>18.54%</text:p>
          </table:table-cell>
          <table:table-cell office:value-type="float" office:value="1866.6316758747701" table:number-columns-spanned="2" table:number-rows-spanned="1" table:style-name="ce7">
            <text:p>1,867</text:p>
          </table:table-cell>
          <table:covered-table-cell/>
          <table:table-cell office:value-type="float" office:value="2027162" table:style-name="ce3">
            <text:p>2,027,162</text:p>
          </table:table-cell>
          <table:table-cell office:value-type="float" office:value="1171657" table:style-name="ce3">
            <text:p>1,171,657</text:p>
          </table:table-cell>
          <table:table-cell office:value-type="float" office:value="3511118" table:style-name="ce3">
            <text:p>3,511,1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7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314" table:number-columns-spanned="2" table:number-rows-spanned="1" table:style-name="ce7">
            <text:p>314</text:p>
          </table:table-cell>
          <table:covered-table-cell/>
          <table:table-cell office:value-type="percentage" office:value="0.28940092165898618" table:style-name="ce4">
            <text:p>28.94%</text:p>
          </table:table-cell>
          <table:table-cell office:value-type="float" office:value="5145.127388535032" table:number-columns-spanned="2" table:number-rows-spanned="1" table:style-name="ce7">
            <text:p>5,145</text:p>
          </table:table-cell>
          <table:covered-table-cell/>
          <table:table-cell office:value-type="float" office:value="1615570" table:style-name="ce3">
            <text:p>1,615,570</text:p>
          </table:table-cell>
          <table:table-cell office:value-type="float" office:value="0" table:style-name="ce3">
            <text:p>0</text:p>
          </table:table-cell>
          <table:table-cell office:value-type="float" office:value="1615570" table:style-name="ce3">
            <text:p>1,615,5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8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2322" table:number-columns-spanned="2" table:number-rows-spanned="1" table:style-name="ce7">
            <text:p>2,322</text:p>
          </table:table-cell>
          <table:covered-table-cell/>
          <table:table-cell office:value-type="percentage" office:value="0.77219820419022278" table:style-name="ce4">
            <text:p>77.22%</text:p>
          </table:table-cell>
          <table:table-cell office:value-type="float" office:value="900.37338501291993" table:number-columns-spanned="2" table:number-rows-spanned="1" table:style-name="ce7">
            <text:p>900</text:p>
          </table:table-cell>
          <table:covered-table-cell/>
          <table:table-cell office:value-type="float" office:value="2090667" table:style-name="ce3">
            <text:p>2,090,667</text:p>
          </table:table-cell>
          <table:table-cell office:value-type="float" office:value="2448196" table:style-name="ce3">
            <text:p>2,448,196</text:p>
          </table:table-cell>
          <table:table-cell office:value-type="float" office:value="4651397" table:style-name="ce3">
            <text:p>4,651,3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9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2" table:style-name="ce3">
            <text:p>102</text:p>
          </table:table-cell>
          <table:table-cell office:value-type="float" office:value="1593" table:number-columns-spanned="2" table:number-rows-spanned="1" table:style-name="ce7">
            <text:p>1,593</text:p>
          </table:table-cell>
          <table:covered-table-cell/>
          <table:table-cell office:value-type="percentage" office:value="0.50379506641366223" table:style-name="ce4">
            <text:p>50.38%</text:p>
          </table:table-cell>
          <table:table-cell office:value-type="float" office:value="4951.5285624607659" table:number-columns-spanned="2" table:number-rows-spanned="1" table:style-name="ce7">
            <text:p>4,952</text:p>
          </table:table-cell>
          <table:covered-table-cell/>
          <table:table-cell office:value-type="float" office:value="7887785" table:style-name="ce3">
            <text:p>7,887,785</text:p>
          </table:table-cell>
          <table:table-cell office:value-type="float" office:value="4844912" table:style-name="ce3">
            <text:p>4,844,912</text:p>
          </table:table-cell>
          <table:table-cell office:value-type="float" office:value="13138471" table:style-name="ce3">
            <text:p>13,138,4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100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40" table:style-name="ce3">
            <text:p>240</text:p>
          </table:table-cell>
          <table:table-cell office:value-type="float" office:value="1444" table:number-columns-spanned="2" table:number-rows-spanned="1" table:style-name="ce7">
            <text:p>1,444</text:p>
          </table:table-cell>
          <table:covered-table-cell/>
          <table:table-cell office:value-type="percentage" office:value="0.19408602150537629" table:style-name="ce4">
            <text:p>19.41%</text:p>
          </table:table-cell>
          <table:table-cell office:value-type="float" office:value="2543.236149584488" table:number-columns-spanned="2" table:number-rows-spanned="1" table:style-name="ce7">
            <text:p>2,543</text:p>
          </table:table-cell>
          <table:covered-table-cell/>
          <table:table-cell office:value-type="float" office:value="3672433" table:style-name="ce3">
            <text:p>3,672,433</text:p>
          </table:table-cell>
          <table:table-cell office:value-type="float" office:value="455740" table:style-name="ce3">
            <text:p>455,740</text:p>
          </table:table-cell>
          <table:table-cell office:value-type="float" office:value="4282563" table:style-name="ce3">
            <text:p>4,282,5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101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2711" table:number-columns-spanned="2" table:number-rows-spanned="1" table:style-name="ce7">
            <text:p>2,711</text:p>
          </table:table-cell>
          <table:covered-table-cell/>
          <table:table-cell office:value-type="percentage" office:value="0.44167481264255459" table:style-name="ce4">
            <text:p>44.17%</text:p>
          </table:table-cell>
          <table:table-cell office:value-type="float" office:value="3917.4500184433791" table:number-columns-spanned="2" table:number-rows-spanned="1" table:style-name="ce7">
            <text:p>3,917</text:p>
          </table:table-cell>
          <table:covered-table-cell/>
          <table:table-cell office:value-type="float" office:value="10620207" table:style-name="ce3">
            <text:p>10,620,207</text:p>
          </table:table-cell>
          <table:table-cell office:value-type="float" office:value="14515820" table:style-name="ce3">
            <text:p>14,515,820</text:p>
          </table:table-cell>
          <table:table-cell office:value-type="float" office:value="26887153" table:style-name="ce3">
            <text:p>26,887,1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2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360" table:number-columns-spanned="2" table:number-rows-spanned="1" table:style-name="ce7">
            <text:p>2,360</text:p>
          </table:table-cell>
          <table:covered-table-cell/>
          <table:table-cell office:value-type="percentage" office:value="0.80135823429541597" table:style-name="ce4">
            <text:p>80.14%</text:p>
          </table:table-cell>
          <table:table-cell office:value-type="float" office:value="4382.0860169491534" table:number-columns-spanned="2" table:number-rows-spanned="1" table:style-name="ce7">
            <text:p>4,382</text:p>
          </table:table-cell>
          <table:covered-table-cell/>
          <table:table-cell office:value-type="float" office:value="10341723" table:style-name="ce3">
            <text:p>10,341,723</text:p>
          </table:table-cell>
          <table:table-cell office:value-type="float" office:value="10391675" table:style-name="ce3">
            <text:p>10,391,675</text:p>
          </table:table-cell>
          <table:table-cell office:value-type="float" office:value="30944571" table:style-name="ce3">
            <text:p>30,944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3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969" table:number-columns-spanned="2" table:number-rows-spanned="1" table:style-name="ce7">
            <text:p>8,969</text:p>
          </table:table-cell>
          <table:covered-table-cell/>
          <table:table-cell office:value-type="percentage" office:value="0.72330645161290319" table:style-name="ce4">
            <text:p>72.33%</text:p>
          </table:table-cell>
          <table:table-cell office:value-type="float" office:value="3471.0519567398819" table:number-columns-spanned="2" table:number-rows-spanned="1" table:style-name="ce7">
            <text:p>3,471</text:p>
          </table:table-cell>
          <table:covered-table-cell/>
          <table:table-cell office:value-type="float" office:value="31131865" table:style-name="ce3">
            <text:p>31,131,865</text:p>
          </table:table-cell>
          <table:table-cell office:value-type="float" office:value="16604428" table:style-name="ce3">
            <text:p>16,604,428</text:p>
          </table:table-cell>
          <table:table-cell office:value-type="float" office:value="47853053" table:style-name="ce3">
            <text:p>47,853,0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4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592" table:number-columns-spanned="2" table:number-rows-spanned="1" table:style-name="ce7">
            <text:p>2,592</text:p>
          </table:table-cell>
          <table:covered-table-cell/>
          <table:table-cell office:value-type="percentage" office:value="0.55008488964346347" table:style-name="ce4">
            <text:p>55.01%</text:p>
          </table:table-cell>
          <table:table-cell office:value-type="float" office:value="1980.580632716049" table:number-columns-spanned="2" table:number-rows-spanned="1" table:style-name="ce7">
            <text:p>1,981</text:p>
          </table:table-cell>
          <table:covered-table-cell/>
          <table:table-cell office:value-type="float" office:value="5133665" table:style-name="ce3">
            <text:p>5,133,665</text:p>
          </table:table-cell>
          <table:table-cell office:value-type="float" office:value="9295571" table:style-name="ce3">
            <text:p>9,295,571</text:p>
          </table:table-cell>
          <table:table-cell office:value-type="float" office:value="15575237" table:style-name="ce3">
            <text:p>15,575,2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5];&quot;*&quot;;&quot;&quot;)" table:style-name="ce5">
            <text:p>大億麗緻酒店</text:p>
          </table:table-cell>
          <table:table-cell office:value-type="string" table:style-name="ce5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7119" table:number-columns-spanned="2" table:number-rows-spanned="1" table:style-name="ce7">
            <text:p>7,119</text:p>
          </table:table-cell>
          <table:covered-table-cell/>
          <table:table-cell office:value-type="percentage" office:value="0.7290322580645161" table:style-name="ce4">
            <text:p>72.90%</text:p>
          </table:table-cell>
          <table:table-cell office:value-type="float" office:value="2615.0365219834248" table:number-columns-spanned="2" table:number-rows-spanned="1" table:style-name="ce7">
            <text:p>2,615</text:p>
          </table:table-cell>
          <table:covered-table-cell/>
          <table:table-cell office:value-type="float" office:value="18616445" table:style-name="ce3">
            <text:p>18,616,445</text:p>
          </table:table-cell>
          <table:table-cell office:value-type="float" office:value="23879291" table:style-name="ce3">
            <text:p>23,879,291</text:p>
          </table:table-cell>
          <table:table-cell office:value-type="float" office:value="47241582" table:style-name="ce3">
            <text:p>47,241,5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6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4839" table:number-columns-spanned="2" table:number-rows-spanned="1" table:style-name="ce7">
            <text:p>4,839</text:p>
          </table:table-cell>
          <table:covered-table-cell/>
          <table:table-cell office:value-type="percentage" office:value="0.79236941214999179" table:style-name="ce4">
            <text:p>79.24%</text:p>
          </table:table-cell>
          <table:table-cell office:value-type="float" office:value="2318.8220706757588" table:number-columns-spanned="2" table:number-rows-spanned="1" table:style-name="ce7">
            <text:p>2,319</text:p>
          </table:table-cell>
          <table:covered-table-cell/>
          <table:table-cell office:value-type="float" office:value="11220780" table:style-name="ce3">
            <text:p>11,220,780</text:p>
          </table:table-cell>
          <table:table-cell office:value-type="float" office:value="20552931" table:style-name="ce3">
            <text:p>20,552,931</text:p>
          </table:table-cell>
          <table:table-cell office:value-type="float" office:value="33304790" table:style-name="ce3">
            <text:p>33,304,7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7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3" table:style-name="ce3">
            <text:p>333</text:p>
          </table:table-cell>
          <table:table-cell office:value-type="float" office:value="7264" table:number-columns-spanned="2" table:number-rows-spanned="1" table:style-name="ce7">
            <text:p>7,264</text:p>
          </table:table-cell>
          <table:covered-table-cell/>
          <table:table-cell office:value-type="percentage" office:value="0.70367141334883265" table:style-name="ce4">
            <text:p>70.37%</text:p>
          </table:table-cell>
          <table:table-cell office:value-type="float" office:value="3568.31098568282" table:number-columns-spanned="2" table:number-rows-spanned="1" table:style-name="ce7">
            <text:p>3,568</text:p>
          </table:table-cell>
          <table:covered-table-cell/>
          <table:table-cell office:value-type="float" office:value="25920211" table:style-name="ce3">
            <text:p>25,920,211</text:p>
          </table:table-cell>
          <table:table-cell office:value-type="float" office:value="31799227" table:style-name="ce3">
            <text:p>31,799,227</text:p>
          </table:table-cell>
          <table:table-cell office:value-type="float" office:value="64275227" table:style-name="ce3">
            <text:p>64,275,2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8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3117" table:number-columns-spanned="2" table:number-rows-spanned="1" table:style-name="ce7">
            <text:p>3,117</text:p>
          </table:table-cell>
          <table:covered-table-cell/>
          <table:table-cell office:value-type="percentage" office:value="0.43527440301633852" table:style-name="ce4">
            <text:p>43.53%</text:p>
          </table:table-cell>
          <table:table-cell office:value-type="float" office:value="3027.1742059672761" table:number-columns-spanned="2" table:number-rows-spanned="1" table:style-name="ce7">
            <text:p>3,027</text:p>
          </table:table-cell>
          <table:covered-table-cell/>
          <table:table-cell office:value-type="float" office:value="9435702" table:style-name="ce3">
            <text:p>9,435,702</text:p>
          </table:table-cell>
          <table:table-cell office:value-type="float" office:value="11290190" table:style-name="ce3">
            <text:p>11,290,190</text:p>
          </table:table-cell>
          <table:table-cell office:value-type="float" office:value="23057727" table:style-name="ce3">
            <text:p>23,057,7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9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2980" table:number-columns-spanned="2" table:number-rows-spanned="1" table:style-name="ce7">
            <text:p>2,980</text:p>
          </table:table-cell>
          <table:covered-table-cell/>
          <table:table-cell office:value-type="percentage" office:value="0.49807788734748448" table:style-name="ce4">
            <text:p>49.81%</text:p>
          </table:table-cell>
          <table:table-cell office:value-type="float" office:value="8593.5664429530207" table:number-columns-spanned="2" table:number-rows-spanned="1" table:style-name="ce7">
            <text:p>8,594</text:p>
          </table:table-cell>
          <table:covered-table-cell/>
          <table:table-cell office:value-type="float" office:value="25608828" table:style-name="ce3">
            <text:p>25,608,828</text:p>
          </table:table-cell>
          <table:table-cell office:value-type="float" office:value="30836183" table:style-name="ce3">
            <text:p>30,836,183</text:p>
          </table:table-cell>
          <table:table-cell office:value-type="float" office:value="63017234" table:style-name="ce3">
            <text:p>63,017,2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10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119" table:number-columns-spanned="2" table:number-rows-spanned="1" table:style-name="ce7">
            <text:p>4,119</text:p>
          </table:table-cell>
          <table:covered-table-cell/>
          <table:table-cell office:value-type="percentage" office:value="0.57519899455383328" table:style-name="ce4">
            <text:p>57.52%</text:p>
          </table:table-cell>
          <table:table-cell office:value-type="float" office:value="5262.4646758922072" table:number-columns-spanned="2" table:number-rows-spanned="1" table:style-name="ce7">
            <text:p>5,262</text:p>
          </table:table-cell>
          <table:covered-table-cell/>
          <table:table-cell office:value-type="float" office:value="21676092" table:style-name="ce3">
            <text:p>21,676,092</text:p>
          </table:table-cell>
          <table:table-cell office:value-type="float" office:value="23410573" table:style-name="ce3">
            <text:p>23,410,573</text:p>
          </table:table-cell>
          <table:table-cell office:value-type="float" office:value="52978162" table:style-name="ce3">
            <text:p>52,978,1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11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767" table:number-columns-spanned="2" table:number-rows-spanned="1" table:style-name="ce7">
            <text:p>767</text:p>
          </table:table-cell>
          <table:covered-table-cell/>
          <table:table-cell office:value-type="percentage" office:value="0.2379032258064516" table:style-name="ce4">
            <text:p>23.79%</text:p>
          </table:table-cell>
          <table:table-cell office:value-type="float" office:value="4963.7940026075621" table:number-columns-spanned="2" table:number-rows-spanned="1" table:style-name="ce7">
            <text:p>4,964</text:p>
          </table:table-cell>
          <table:covered-table-cell/>
          <table:table-cell office:value-type="float" office:value="3807230" table:style-name="ce3">
            <text:p>3,807,230</text:p>
          </table:table-cell>
          <table:table-cell office:value-type="float" office:value="3436587" table:style-name="ce3">
            <text:p>3,436,587</text:p>
          </table:table-cell>
          <table:table-cell office:value-type="float" office:value="8297101" table:style-name="ce3">
            <text:p>8,297,1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12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1173" table:number-columns-spanned="2" table:number-rows-spanned="1" table:style-name="ce7">
            <text:p>1,173</text:p>
          </table:table-cell>
          <table:covered-table-cell/>
          <table:table-cell office:value-type="percentage" office:value="0.22657909986478661" table:style-name="ce4">
            <text:p>22.66%</text:p>
          </table:table-cell>
          <table:table-cell office:value-type="float" office:value="4038.730605285592" table:number-columns-spanned="2" table:number-rows-spanned="1" table:style-name="ce7">
            <text:p>4,039</text:p>
          </table:table-cell>
          <table:covered-table-cell/>
          <table:table-cell office:value-type="float" office:value="4737431" table:style-name="ce3">
            <text:p>4,737,431</text:p>
          </table:table-cell>
          <table:table-cell office:value-type="float" office:value="1430516" table:style-name="ce3">
            <text:p>1,430,516</text:p>
          </table:table-cell>
          <table:table-cell office:value-type="float" office:value="6405629" table:style-name="ce3">
            <text:p>6,405,6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3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3861" table:number-columns-spanned="2" table:number-rows-spanned="1" table:style-name="ce7">
            <text:p>3,861</text:p>
          </table:table-cell>
          <table:covered-table-cell/>
          <table:table-cell office:value-type="percentage" office:value="0.45126227208976161" table:style-name="ce4">
            <text:p>45.13%</text:p>
          </table:table-cell>
          <table:table-cell office:value-type="float" office:value="3220.2691012691012" table:number-columns-spanned="2" table:number-rows-spanned="1" table:style-name="ce7">
            <text:p>3,220</text:p>
          </table:table-cell>
          <table:covered-table-cell/>
          <table:table-cell office:value-type="float" office:value="12433459" table:style-name="ce3">
            <text:p>12,433,459</text:p>
          </table:table-cell>
          <table:table-cell office:value-type="float" office:value="9436799" table:style-name="ce3">
            <text:p>9,436,799</text:p>
          </table:table-cell>
          <table:table-cell office:value-type="float" office:value="26463617" table:style-name="ce3">
            <text:p>26,463,6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4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5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5303" table:number-columns-spanned="2" table:number-rows-spanned="1" table:style-name="ce7">
            <text:p>5,303</text:p>
          </table:table-cell>
          <table:covered-table-cell/>
          <table:table-cell office:value-type="percentage" office:value="0.69822251481237652" table:style-name="ce4">
            <text:p>69.82%</text:p>
          </table:table-cell>
          <table:table-cell office:value-type="float" office:value="2041.7663586649071" table:number-columns-spanned="2" table:number-rows-spanned="1" table:style-name="ce7">
            <text:p>2,042</text:p>
          </table:table-cell>
          <table:covered-table-cell/>
          <table:table-cell office:value-type="float" office:value="10827487" table:style-name="ce3">
            <text:p>10,827,487</text:p>
          </table:table-cell>
          <table:table-cell office:value-type="float" office:value="14931665" table:style-name="ce3">
            <text:p>14,931,665</text:p>
          </table:table-cell>
          <table:table-cell office:value-type="float" office:value="26925124" table:style-name="ce3">
            <text:p>26,925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6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8225" table:number-columns-spanned="2" table:number-rows-spanned="1" table:style-name="ce7">
            <text:p>8,225</text:p>
          </table:table-cell>
          <table:covered-table-cell/>
          <table:table-cell office:value-type="percentage" office:value="0.80157879348991323" table:style-name="ce4">
            <text:p>80.16%</text:p>
          </table:table-cell>
          <table:table-cell office:value-type="float" office:value="3042.2505775075988" table:number-columns-spanned="2" table:number-rows-spanned="1" table:style-name="ce7">
            <text:p>3,042</text:p>
          </table:table-cell>
          <table:covered-table-cell/>
          <table:table-cell office:value-type="float" office:value="25022511" table:style-name="ce3">
            <text:p>25,022,511</text:p>
          </table:table-cell>
          <table:table-cell office:value-type="float" office:value="19982238" table:style-name="ce3">
            <text:p>19,982,238</text:p>
          </table:table-cell>
          <table:table-cell office:value-type="float" office:value="49412098" table:style-name="ce3">
            <text:p>49,412,0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7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055" table:number-columns-spanned="2" table:number-rows-spanned="1" table:style-name="ce7">
            <text:p>1,055</text:p>
          </table:table-cell>
          <table:covered-table-cell/>
          <table:table-cell office:value-type="percentage" office:value="0.27009728622631851" table:style-name="ce4">
            <text:p>27.01%</text:p>
          </table:table-cell>
          <table:table-cell office:value-type="float" office:value="3908.18009478673" table:number-columns-spanned="2" table:number-rows-spanned="1" table:style-name="ce7">
            <text:p>3,908</text:p>
          </table:table-cell>
          <table:covered-table-cell/>
          <table:table-cell office:value-type="float" office:value="4123130" table:style-name="ce3">
            <text:p>4,123,130</text:p>
          </table:table-cell>
          <table:table-cell office:value-type="float" office:value="4366717" table:style-name="ce3">
            <text:p>4,366,717</text:p>
          </table:table-cell>
          <table:table-cell office:value-type="float" office:value="9503432" table:style-name="ce3">
            <text:p>9,503,4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和昇帝景飯店</text:p>
          </table:table-cell>
          <table:covered-table-cell table:number-columns-repeated="4"/>
          <table:table-cell office:value-type="string" office:string-value="和昇帝景飯店" table:formula="of:=SUBSTITUTE([.A118];&quot;*&quot;;&quot;&quot;)" table:style-name="ce5">
            <text:p>和昇帝景飯店</text:p>
          </table:table-cell>
          <table:table-cell office:value-type="string" table:style-name="ce5">
            <text:p>Others</text:p>
          </table:table-cell>
          <table:table-cell office:value-type="float" office:value="60" table:style-name="ce3">
            <text:p>60</text:p>
          </table:table-cell>
          <table:table-cell office:value-type="float" office:value="754" table:number-columns-spanned="2" table:number-rows-spanned="1" table:style-name="ce7">
            <text:p>754</text:p>
          </table:table-cell>
          <table:covered-table-cell/>
          <table:table-cell office:value-type="percentage" office:value="0.40537634408602152" table:style-name="ce4">
            <text:p>40.54%</text:p>
          </table:table-cell>
          <table:table-cell office:value-type="float" office:value="2532.6047745358092" table:number-columns-spanned="2" table:number-rows-spanned="1" table:style-name="ce7">
            <text:p>2,533</text:p>
          </table:table-cell>
          <table:covered-table-cell/>
          <table:table-cell office:value-type="float" office:value="1909584" table:style-name="ce3">
            <text:p>1,909,584</text:p>
          </table:table-cell>
          <table:table-cell office:value-type="float" office:value="0" table:style-name="ce3">
            <text:p>0</text:p>
          </table:table-cell>
          <table:table-cell office:value-type="float" office:value="1909941" table:style-name="ce3">
            <text:p>1,909,9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9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872" table:number-columns-spanned="2" table:number-rows-spanned="1" table:style-name="ce7">
            <text:p>872</text:p>
          </table:table-cell>
          <table:covered-table-cell/>
          <table:table-cell office:value-type="percentage" office:value="0.52090800477897248" table:style-name="ce4">
            <text:p>52.09%</text:p>
          </table:table-cell>
          <table:table-cell office:value-type="float" office:value="2005.44495412844" table:number-columns-spanned="2" table:number-rows-spanned="1" table:style-name="ce7">
            <text:p>2,005</text:p>
          </table:table-cell>
          <table:covered-table-cell/>
          <table:table-cell office:value-type="float" office:value="1748748" table:style-name="ce3">
            <text:p>1,748,748</text:p>
          </table:table-cell>
          <table:table-cell office:value-type="float" office:value="99617" table:style-name="ce3">
            <text:p>99,617</text:p>
          </table:table-cell>
          <table:table-cell office:value-type="float" office:value="1848365" table:style-name="ce3">
            <text:p>1,848,3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20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554" table:number-columns-spanned="2" table:number-rows-spanned="1" table:style-name="ce7">
            <text:p>554</text:p>
          </table:table-cell>
          <table:covered-table-cell/>
          <table:table-cell office:value-type="percentage" office:value="0.52561669829222013" table:style-name="ce4">
            <text:p>52.56%</text:p>
          </table:table-cell>
          <table:table-cell office:value-type="float" office:value="2009.6750902527081" table:number-columns-spanned="2" table:number-rows-spanned="1" table:style-name="ce7">
            <text:p>2,010</text:p>
          </table:table-cell>
          <table:covered-table-cell/>
          <table:table-cell office:value-type="float" office:value="1113360" table:style-name="ce3">
            <text:p>1,113,360</text:p>
          </table:table-cell>
          <table:table-cell office:value-type="float" office:value="132051" table:style-name="ce3">
            <text:p>132,051</text:p>
          </table:table-cell>
          <table:table-cell office:value-type="float" office:value="1245411" table:style-name="ce3">
            <text:p>1,245,4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21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3" table:number-columns-spanned="2" table:number-rows-spanned="1" table:style-name="ce7">
            <text:p>73</text:p>
          </table:table-cell>
          <table:covered-table-cell/>
          <table:table-cell office:value-type="percentage" office:value="5.8870967741935482E-2" table:style-name="ce4">
            <text:p>5.89%</text:p>
          </table:table-cell>
          <table:table-cell office:value-type="float" office:value="1008.219178082192" table:number-columns-spanned="2" table:number-rows-spanned="1" table:style-name="ce7">
            <text:p>1,008</text:p>
          </table:table-cell>
          <table:covered-table-cell/>
          <table:table-cell office:value-type="float" office:value="73600" table:style-name="ce3">
            <text:p>73,600</text:p>
          </table:table-cell>
          <table:table-cell office:value-type="float" office:value="0" table:style-name="ce3">
            <text:p>0</text:p>
          </table:table-cell>
          <table:table-cell office:value-type="float" office:value="73600" table:style-name="ce3">
            <text:p>73,6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22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213" table:number-columns-spanned="2" table:number-rows-spanned="1" table:style-name="ce7">
            <text:p>213</text:p>
          </table:table-cell>
          <table:covered-table-cell/>
          <table:table-cell office:value-type="percentage" office:value="0.12492668621700879" table:style-name="ce4">
            <text:p>12.49%</text:p>
          </table:table-cell>
          <table:table-cell office:value-type="float" office:value="1829.342723004695" table:number-columns-spanned="2" table:number-rows-spanned="1" table:style-name="ce7">
            <text:p>1,829</text:p>
          </table:table-cell>
          <table:covered-table-cell/>
          <table:table-cell office:value-type="float" office:value="389650" table:style-name="ce3">
            <text:p>389,650</text:p>
          </table:table-cell>
          <table:table-cell office:value-type="float" office:value="0" table:style-name="ce3">
            <text:p>0</text:p>
          </table:table-cell>
          <table:table-cell office:value-type="float" office:value="415060" table:style-name="ce3">
            <text:p>415,0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23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366" table:number-columns-spanned="2" table:number-rows-spanned="1" table:style-name="ce7">
            <text:p>2,366</text:p>
          </table:table-cell>
          <table:covered-table-cell/>
          <table:table-cell office:value-type="percentage" office:value="0.45702144098898978" table:style-name="ce4">
            <text:p>45.70%</text:p>
          </table:table-cell>
          <table:table-cell office:value-type="float" office:value="1914.855874894336" table:number-columns-spanned="2" table:number-rows-spanned="1" table:style-name="ce7">
            <text:p>1,915</text:p>
          </table:table-cell>
          <table:covered-table-cell/>
          <table:table-cell office:value-type="float" office:value="4530549" table:style-name="ce3">
            <text:p>4,530,549</text:p>
          </table:table-cell>
          <table:table-cell office:value-type="float" office:value="110925" table:style-name="ce3">
            <text:p>110,925</text:p>
          </table:table-cell>
          <table:table-cell office:value-type="float" office:value="4885762" table:style-name="ce3">
            <text:p>4,885,7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24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574" table:number-columns-spanned="2" table:number-rows-spanned="1" table:style-name="ce7">
            <text:p>2,574</text:p>
          </table:table-cell>
          <table:covered-table-cell/>
          <table:table-cell office:value-type="percentage" office:value="0.80613842781083622" table:style-name="ce4">
            <text:p>80.61%</text:p>
          </table:table-cell>
          <table:table-cell office:value-type="float" office:value="2977.0773115773118" table:number-columns-spanned="2" table:number-rows-spanned="1" table:style-name="ce7">
            <text:p>2,977</text:p>
          </table:table-cell>
          <table:covered-table-cell/>
          <table:table-cell office:value-type="float" office:value="7662997" table:style-name="ce3">
            <text:p>7,662,997</text:p>
          </table:table-cell>
          <table:table-cell office:value-type="float" office:value="6439556" table:style-name="ce3">
            <text:p>6,439,556</text:p>
          </table:table-cell>
          <table:table-cell office:value-type="float" office:value="14102553" table:style-name="ce3">
            <text:p>14,102,5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5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90" table:style-name="ce3">
            <text:p>290</text:p>
          </table:table-cell>
          <table:table-cell office:value-type="float" office:value="3720" table:number-columns-spanned="2" table:number-rows-spanned="1" table:style-name="ce7">
            <text:p>3,720</text:p>
          </table:table-cell>
          <table:covered-table-cell/>
          <table:table-cell office:value-type="percentage" office:value="0.41379310344827591" table:style-name="ce4">
            <text:p>41.38%</text:p>
          </table:table-cell>
          <table:table-cell office:value-type="float" office:value="2360.0024193548388" table:number-columns-spanned="2" table:number-rows-spanned="1" table:style-name="ce7">
            <text:p>2,360</text:p>
          </table:table-cell>
          <table:covered-table-cell/>
          <table:table-cell office:value-type="float" office:value="8779209" table:style-name="ce3">
            <text:p>8,779,209</text:p>
          </table:table-cell>
          <table:table-cell office:value-type="float" office:value="12326170" table:style-name="ce3">
            <text:p>12,326,170</text:p>
          </table:table-cell>
          <table:table-cell office:value-type="float" office:value="21794152" table:style-name="ce3">
            <text:p>21,794,1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6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39" table:style-name="ce3">
            <text:p>139</text:p>
          </table:table-cell>
          <table:table-cell office:value-type="float" office:value="3162" table:number-columns-spanned="2" table:number-rows-spanned="1" table:style-name="ce7">
            <text:p>3,162</text:p>
          </table:table-cell>
          <table:covered-table-cell/>
          <table:table-cell office:value-type="percentage" office:value="0.73381294964028776" table:style-name="ce4">
            <text:p>73.38%</text:p>
          </table:table-cell>
          <table:table-cell office:value-type="float" office:value="2335.2893738140419" table:number-columns-spanned="2" table:number-rows-spanned="1" table:style-name="ce7">
            <text:p>2,335</text:p>
          </table:table-cell>
          <table:covered-table-cell/>
          <table:table-cell office:value-type="float" office:value="7384185" table:style-name="ce3">
            <text:p>7,384,185</text:p>
          </table:table-cell>
          <table:table-cell office:value-type="float" office:value="6645819" table:style-name="ce3">
            <text:p>6,645,819</text:p>
          </table:table-cell>
          <table:table-cell office:value-type="float" office:value="17137457" table:style-name="ce3">
            <text:p>17,137,4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7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931" table:number-columns-spanned="2" table:number-rows-spanned="1" table:style-name="ce7">
            <text:p>931</text:p>
          </table:table-cell>
          <table:covered-table-cell/>
          <table:table-cell office:value-type="percentage" office:value="0.25026881720430111" table:style-name="ce4">
            <text:p>25.03%</text:p>
          </table:table-cell>
          <table:table-cell office:value-type="float" office:value="1535.852846401719" table:number-columns-spanned="2" table:number-rows-spanned="1" table:style-name="ce7">
            <text:p>1,536</text:p>
          </table:table-cell>
          <table:covered-table-cell/>
          <table:table-cell office:value-type="float" office:value="1429879" table:style-name="ce3">
            <text:p>1,429,879</text:p>
          </table:table-cell>
          <table:table-cell office:value-type="float" office:value="3989968" table:style-name="ce3">
            <text:p>3,989,968</text:p>
          </table:table-cell>
          <table:table-cell office:value-type="float" office:value="5434971" table:style-name="ce3">
            <text:p>5,434,9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8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1661" table:number-columns-spanned="2" table:number-rows-spanned="1" table:style-name="ce7">
            <text:p>1,661</text:p>
          </table:table-cell>
          <table:covered-table-cell/>
          <table:table-cell office:value-type="percentage" office:value="0.68693134822167079" table:style-name="ce4">
            <text:p>68.69%</text:p>
          </table:table-cell>
          <table:table-cell office:value-type="float" office:value="1305.4039735099341" table:number-columns-spanned="2" table:number-rows-spanned="1" table:style-name="ce7">
            <text:p>1,305</text:p>
          </table:table-cell>
          <table:covered-table-cell/>
          <table:table-cell office:value-type="float" office:value="2168276" table:style-name="ce3">
            <text:p>2,168,276</text:p>
          </table:table-cell>
          <table:table-cell office:value-type="float" office:value="5400" table:style-name="ce3">
            <text:p>5,400</text:p>
          </table:table-cell>
          <table:table-cell office:value-type="float" office:value="2175676" table:style-name="ce3">
            <text:p>2,175,6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9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641" table:number-columns-spanned="2" table:number-rows-spanned="1" table:style-name="ce7">
            <text:p>641</text:p>
          </table:table-cell>
          <table:covered-table-cell/>
          <table:table-cell office:value-type="percentage" office:value="0.43994509265614268" table:style-name="ce4">
            <text:p>43.99%</text:p>
          </table:table-cell>
          <table:table-cell office:value-type="float" office:value="1915.659906396256" table:number-columns-spanned="2" table:number-rows-spanned="1" table:style-name="ce7">
            <text:p>1,916</text:p>
          </table:table-cell>
          <table:covered-table-cell/>
          <table:table-cell office:value-type="float" office:value="1227938" table:style-name="ce3">
            <text:p>1,227,938</text:p>
          </table:table-cell>
          <table:table-cell office:value-type="float" office:value="101520" table:style-name="ce3">
            <text:p>101,520</text:p>
          </table:table-cell>
          <table:table-cell office:value-type="float" office:value="1367258" table:style-name="ce3">
            <text:p>1,367,258</text:p>
          </table:table-cell>
          <table:table-cell table:number-columns-repeated="16368"/>
        </table:table-row>
        <table:table-row table:number-rows-repeated="10484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6:26:05Z</meta:creation-date>
    <dc:date>2021-03-24T17:50:34Z</dc:date>
  </office:meta>
</office:document-meta>
</file>